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charset="x-symbol"/>
    <style:font-face style:name="OpenSymbol" svg:font-family="OpenSymbol"/>
    <style:font-face style:name="Arial2" svg:font-family="Arial" style:font-family-generic="swiss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2" style:family="paragraph" style:parent-style-name="Standard">
      <style:paragraph-properties fo:margin-top="0in" fo:margin-bottom="0.139in" fo:line-height="115%" fo:text-align="center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3" style:family="paragraph" style:parent-style-name="Standard">
      <style:paragraph-properties fo:margin-top="0in" fo:margin-bottom="0.139in" fo:line-height="115%" fo:text-align="center" style:justify-single-word="false" style:text-autospace="none"/>
      <style:text-properties style:text-position="0% 100%" style:font-name="Calibri" fo:font-size="11pt" fo:language="en" fo:country="none" fo:font-weight="bold" style:font-name-asian="Calibri" style:font-size-asian="11pt" style:font-weight-asian="bold" style:font-name-complex="Calibri" style:font-size-complex="11pt" style:font-weight-complex="bold"/>
    </style:style>
    <style:style style:name="P4" style:family="paragraph" style:parent-style-name="Standard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bold" style:font-name-asian="Calibri" style:font-size-asian="11pt" style:font-weight-asian="bold" style:font-name-complex="Calibri" style:font-size-complex="11pt" style:font-weight-complex="bold"/>
    </style:style>
    <style:style style:name="P5" style:family="paragraph" style:parent-style-name="Standard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6" style:family="paragraph" style:parent-style-name="Standard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fo:font-weight="bold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  <style:style style:name="P7" style:family="paragraph" style:parent-style-name="Standard" style:list-style-name="L1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8" style:family="paragraph" style:parent-style-name="Standard" style:list-style-name="L2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9" style:family="paragraph" style:parent-style-name="Standard" style:list-style-name="L3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10" style:family="paragraph" style:parent-style-name="Standard" style:list-style-name="L4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11" style:family="paragraph" style:parent-style-name="Standard" style:list-style-name="L5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12" style:family="paragraph" style:parent-style-name="Standard" style:list-style-name="L6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13" style:family="paragraph" style:parent-style-name="Standard" style:list-style-name="L7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14" style:family="paragraph" style:parent-style-name="Standard" style:list-style-name="L8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15" style:family="paragraph" style:parent-style-name="Standard" style:list-style-name="L9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16" style:family="paragraph" style:parent-style-name="Standard" style:list-style-name="L10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17" style:family="paragraph" style:parent-style-name="Standard" style:list-style-name="L11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18" style:family="paragraph" style:parent-style-name="Standard" style:list-style-name="L12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19" style:family="paragraph" style:parent-style-name="Standard" style:list-style-name="L13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20" style:family="paragraph" style:parent-style-name="Standard" style:list-style-name="L14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21" style:family="paragraph" style:parent-style-name="Standard" style:list-style-name="L15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22" style:family="paragraph" style:parent-style-name="Standard" style:list-style-name="L16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23" style:family="paragraph" style:parent-style-name="Standard" style:list-style-name="L17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24" style:family="paragraph" style:parent-style-name="Standard" style:list-style-name="L18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25" style:family="paragraph" style:parent-style-name="Standard" style:list-style-name="L19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26" style:family="paragraph" style:parent-style-name="Standard" style:list-style-name="L20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27" style:family="paragraph" style:parent-style-name="Standard" style:list-style-name="L21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28" style:family="paragraph" style:parent-style-name="Standard" style:list-style-name="L22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29" style:family="paragraph" style:parent-style-name="Standard" style:list-style-name="L23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30" style:family="paragraph" style:parent-style-name="Standard" style:list-style-name="L24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31" style:family="paragraph" style:parent-style-name="Standard" style:list-style-name="L25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32" style:family="paragraph" style:parent-style-name="Standard" style:list-style-name="L26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33" style:family="paragraph" style:parent-style-name="Standard" style:list-style-name="L27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34" style:family="paragraph" style:parent-style-name="Standard" style:list-style-name="L28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35" style:family="paragraph" style:parent-style-name="Standard" style:list-style-name="L29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36" style:family="paragraph" style:parent-style-name="Standard" style:list-style-name="L30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37" style:family="paragraph" style:parent-style-name="Standard" style:list-style-name="L31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38" style:family="paragraph" style:parent-style-name="Standard" style:list-style-name="L32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39" style:family="paragraph" style:parent-style-name="Standard" style:list-style-name="L33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40" style:family="paragraph" style:parent-style-name="Standard" style:list-style-name="L34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41" style:family="paragraph" style:parent-style-name="Standard" style:list-style-name="L35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42" style:family="paragraph" style:parent-style-name="Standard" style:list-style-name="L36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43" style:family="paragraph" style:parent-style-name="Standard" style:list-style-name="L37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44" style:family="paragraph" style:parent-style-name="Standard" style:list-style-name="L38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45" style:family="paragraph" style:parent-style-name="Standard" style:list-style-name="L39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46" style:family="paragraph" style:parent-style-name="Standard" style:list-style-name="L40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47" style:family="paragraph" style:parent-style-name="Standard" style:list-style-name="L41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48" style:family="paragraph" style:parent-style-name="Standard" style:list-style-name="L42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49" style:family="paragraph" style:parent-style-name="Standard" style:list-style-name="L45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50" style:family="paragraph" style:parent-style-name="Standard" style:list-style-name="L46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51" style:family="paragraph" style:parent-style-name="Standard" style:list-style-name="L47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52" style:family="paragraph" style:parent-style-name="Standard" style:list-style-name="L48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53" style:family="paragraph" style:parent-style-name="Standard" style:list-style-name="L49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54" style:family="paragraph" style:parent-style-name="Standard" style:list-style-name="L50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55" style:family="paragraph" style:parent-style-name="Standard" style:list-style-name="L51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56" style:family="paragraph" style:parent-style-name="Standard" style:list-style-name="L52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57" style:family="paragraph" style:parent-style-name="Standard" style:list-style-name="L53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58" style:family="paragraph" style:parent-style-name="Standard" style:list-style-name="L74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59" style:family="paragraph" style:parent-style-name="Standard" style:list-style-name="L75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60" style:family="paragraph" style:parent-style-name="Standard" style:list-style-name="L76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61" style:family="paragraph" style:parent-style-name="Standard" style:list-style-name="L77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62" style:family="paragraph" style:parent-style-name="Standard" style:list-style-name="L78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63" style:family="paragraph" style:parent-style-name="Standard" style:list-style-name="L79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64" style:family="paragraph" style:parent-style-name="Standard" style:list-style-name="L80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65" style:family="paragraph" style:parent-style-name="Standard" style:list-style-name="L81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66" style:family="paragraph" style:parent-style-name="Standard" style:list-style-name="L82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67" style:family="paragraph" style:parent-style-name="Standard" style:list-style-name="L83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68" style:family="paragraph" style:parent-style-name="Standard" style:list-style-name="L84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69" style:family="paragraph" style:parent-style-name="Standard" style:list-style-name="L85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70" style:family="paragraph" style:parent-style-name="Standard" style:list-style-name="L86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71" style:family="paragraph" style:parent-style-name="Standard" style:list-style-name="L87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72" style:family="paragraph" style:parent-style-name="Standard" style:list-style-name="L88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73" style:family="paragraph" style:parent-style-name="Standard" style:list-style-name="L89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74" style:family="paragraph" style:parent-style-name="Standard" style:list-style-name="L90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75" style:family="paragraph" style:parent-style-name="Standard" style:list-style-name="L91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76" style:family="paragraph" style:parent-style-name="Standard" style:list-style-name="L92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77" style:family="paragraph" style:parent-style-name="Standard" style:list-style-name="L93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78" style:family="paragraph" style:parent-style-name="Standard" style:list-style-name="L94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79" style:family="paragraph" style:parent-style-name="Standard" style:list-style-name="L95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80" style:family="paragraph" style:parent-style-name="Standard" style:list-style-name="L96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81" style:family="paragraph" style:parent-style-name="Standard" style:list-style-name="L97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82" style:family="paragraph" style:parent-style-name="Standard" style:list-style-name="L98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83" style:family="paragraph" style:parent-style-name="Standard" style:list-style-name="L99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84" style:family="paragraph" style:parent-style-name="Standard" style:list-style-name="L100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85" style:family="paragraph" style:parent-style-name="Standard" style:list-style-name="L101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86" style:family="paragraph" style:parent-style-name="Standard" style:list-style-name="L102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87" style:family="paragraph" style:parent-style-name="Standard" style:list-style-name="L42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88" style:family="paragraph" style:parent-style-name="Standard" style:list-style-name="L43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89" style:family="paragraph" style:parent-style-name="Standard" style:list-style-name="L44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90" style:family="paragraph" style:parent-style-name="Standard" style:list-style-name="L45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91" style:family="paragraph" style:parent-style-name="Standard" style:list-style-name="L51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92" style:family="paragraph" style:parent-style-name="Standard" style:list-style-name="L53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93" style:family="paragraph" style:parent-style-name="Standard" style:list-style-name="L54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94" style:family="paragraph" style:parent-style-name="Standard" style:list-style-name="L55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95" style:family="paragraph" style:parent-style-name="Standard" style:list-style-name="L56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96" style:family="paragraph" style:parent-style-name="Standard" style:list-style-name="L57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97" style:family="paragraph" style:parent-style-name="Standard" style:list-style-name="L58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98" style:family="paragraph" style:parent-style-name="Standard" style:list-style-name="L59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99" style:family="paragraph" style:parent-style-name="Standard" style:list-style-name="L60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100" style:family="paragraph" style:parent-style-name="Standard" style:list-style-name="L61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101" style:family="paragraph" style:parent-style-name="Standard" style:list-style-name="L62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102" style:family="paragraph" style:parent-style-name="Standard" style:list-style-name="L63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103" style:family="paragraph" style:parent-style-name="Standard" style:list-style-name="L64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104" style:family="paragraph" style:parent-style-name="Standard" style:list-style-name="L65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105" style:family="paragraph" style:parent-style-name="Standard" style:list-style-name="L66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106" style:family="paragraph" style:parent-style-name="Standard" style:list-style-name="L67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107" style:family="paragraph" style:parent-style-name="Standard" style:list-style-name="L68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108" style:family="paragraph" style:parent-style-name="Standard" style:list-style-name="L69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109" style:family="paragraph" style:parent-style-name="Standard" style:list-style-name="L70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110" style:family="paragraph" style:parent-style-name="Standard" style:list-style-name="L71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111" style:family="paragraph" style:parent-style-name="Standard" style:list-style-name="L72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112" style:family="paragraph" style:parent-style-name="Standard" style:list-style-name="L73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113" style:family="paragraph" style:parent-style-name="Standard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114" style:family="paragraph" style:parent-style-name="Standard" style:list-style-name="L103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1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1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2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4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8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9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9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print Backlog</text:p>
      <text:p text:style-name="P2"/>
      <text:p text:style-name="P4">Sprint 1: World Generation, Tiles, World Objects, Camera Movement(completed 19/9/19)</text:p>
      <text:p text:style-name="P1">Tiles</text:p>
      <text:list xml:id="list7217639518452819110" text:style-name="L1">
        <text:list-item>
          <text:p text:style-name="P7">Create TileScript.cs with all properties/methods</text:p>
        </text:list-item>
        <text:list-item>
          <text:p text:style-name="P7">Create Tile prefabs/sprites</text:p>
        </text:list-item>
        <text:list-item>
          <text:p text:style-name="P7">Implement tile types</text:p>
          <text:list>
            <text:list-item>
              <text:p text:style-name="P7">dirt </text:p>
            </text:list-item>
            <text:list-item>
              <text:p text:style-name="P7">grass</text:p>
            </text:list-item>
            <text:list-item>
              <text:p text:style-name="P7">deep water</text:p>
            </text:list-item>
          </text:list>
        </text:list-item>
      </text:list>
      <text:list xml:id="list9108505436105631742" text:style-name="L2">
        <text:list-item>
          <text:p text:style-name="P8">Implement tile bool properties</text:p>
          <text:list>
            <text:list-item>
              <text:p text:style-name="P8">IsWalkable</text:p>
            </text:list-item>
            <text:list-item>
              <text:p text:style-name="P8">IsOccupiable</text:p>
            </text:list-item>
            <text:list-item>
              <text:p text:style-name="P8">IsBlockingLoS</text:p>
            </text:list-item>
            <text:list-item>
              <text:p text:style-name="P8">IsBuildable</text:p>
            </text:list-item>
            <text:list-item>
              <text:p text:style-name="P8">ProvidesHalfCover</text:p>
            </text:list-item>
            <text:list-item>
              <text:p text:style-name="P8">ProvidesFullCover</text:p>
            </text:list-item>
          </text:list>
        </text:list-item>
      </text:list>
      <text:p text:style-name="P1">World</text:p>
      <text:list xml:id="list1175159690851684423" text:style-name="L3">
        <text:list-item>
          <text:p text:style-name="P9">Create LevelManager/generator script</text:p>
        </text:list-item>
        <text:list-item>
          <text:p text:style-name="P9">Levelmanager creates world from text file</text:p>
        </text:list-item>
        <text:list-item>
          <text:p text:style-name="P9">Implement tile/world object creation pairings that create the combo's on map generation</text:p>
          <text:list>
            <text:list-item>
              <text:p text:style-name="P9">Grass with tree</text:p>
            </text:list-item>
            <text:list-item>
              <text:p text:style-name="P9">Grass with rubble</text:p>
            </text:list-item>
            <text:list-item>
              <text:p text:style-name="P9">Dirt with tree</text:p>
            </text:list-item>
            <text:list-item>
              <text:p text:style-name="P9">Dirt with Rock</text:p>
            </text:list-item>
            <text:list-item>
              <text:p text:style-name="P9">dirt with gold node</text:p>
            </text:list-item>
            <text:list-item>
              <text:p text:style-name="P9">dirt with steel node</text:p>
            </text:list-item>
            <text:list-item>
              <text:p text:style-name="P9">dirt with rubble</text:p>
            </text:list-item>
          </text:list>
        </text:list-item>
      </text:list>
      <text:p text:style-name="P1"><text:soft-page-break/>World Objects</text:p>
      <text:list xml:id="list8854539567405371115" text:style-name="L4">
        <text:list-item>
          <text:p text:style-name="P10">Implement WorldObject.cs / inheritance structure</text:p>
        </text:list-item>
        <text:list-item>
          <text:p text:style-name="P10">Implement worldobject prefabs</text:p>
          <text:list>
            <text:list-item>
              <text:p text:style-name="P10">tree</text:p>
            </text:list-item>
            <text:list-item>
              <text:p text:style-name="P10">rubble</text:p>
            </text:list-item>
            <text:list-item>
              <text:p text:style-name="P10">Gold Node</text:p>
            </text:list-item>
            <text:list-item>
              <text:p text:style-name="P10">Steel Node</text:p>
            </text:list-item>
            <text:list-item>
              <text:p text:style-name="P10">Rock</text:p>
            </text:list-item>
          </text:list>
        </text:list-item>
        <text:list-item>
          <text:p text:style-name="P10">Implement world object bool properties</text:p>
          <text:list>
            <text:list-item>
              <text:p text:style-name="P10">PreventsMovementThrough</text:p>
            </text:list-item>
            <text:list-item>
              <text:p text:style-name="P10">PreventsOccupation</text:p>
            </text:list-item>
            <text:list-item>
              <text:p text:style-name="P10">BlocksLoS</text:p>
            </text:list-item>
            <text:list-item>
              <text:p text:style-name="P10">ProvidesHalfCover</text:p>
            </text:list-item>
            <text:list-item>
              <text:p text:style-name="P10">ProvidesFullCover</text:p>
            </text:list-item>
          </text:list>
        </text:list-item>
      </text:list>
      <text:p text:style-name="P4">Sprint 2: Defenders, Enemies, Weapons, Movement, Abilities (completed 20/9/19)</text:p>
      <text:list xml:id="list2910274797875634740" text:style-name="L5">
        <text:list-item>
          <text:p text:style-name="P11">Create LivingEntity cs and inheritance structure</text:p>
        </text:list-item>
        <text:list-item>
          <text:p text:style-name="P11">Create rifleman prefab</text:p>
        </text:list-item>
        <text:list-item>
          <text:p text:style-name="P11">Create Hive Charge and Hive Spitter prefabs</text:p>
        </text:list-item>
        <text:list-item>
          <text:p text:style-name="P11">Create UI panel for buying/selecting/placing defenders</text:p>
        </text:list-item>
        <text:list-item>
          <text:p text:style-name="P11">Create scripts</text:p>
          <text:list>
            <text:list-item>
              <text:p text:style-name="P11">AbilityDataSO</text:p>
            </text:list-item>
            <text:list-item>
              <text:p text:style-name="P11">Ability</text:p>
            </text:list-item>
            <text:list-item>
              <text:p text:style-name="P11">Ability Library</text:p>
            </text:list-item>
            <text:list-item>
              <text:p text:style-name="P11">SpellBook</text:p>
            </text:list-item>
          </text:list>
        </text:list-item>
      </text:list>
      <text:p text:style-name="P1"/>
      <text:p text:style-name="P4">Sprint 3: LoS, cover, attack events (completed 22/9/19)</text:p>
      <text:list xml:id="list562254000436936027" text:style-name="L6">
        <text:list-item>
          <text:p text:style-name="P12">LoS implement DONE</text:p>
        </text:list-item>
        <text:list-item>
          <text:p text:style-name="P12">half/full cover implemented DONE</text:p>
        </text:list-item>
      </text:list>
      <text:p text:style-name="P4"><text:soft-page-break/>Sprint 4: Simple Game Loop (completed 23/9/18)</text:p>
      <text:p text:style-name="P1">Set up Core game loop</text:p>
      <text:list xml:id="list5843378230783241220" text:style-name="L7">
        <text:list-item>
          <text:p text:style-name="P13">Enemies target spaceship correctly DONE</text:p>
          <text:list>
            <text:list-item>
              <text:p text:style-name="P13">no erorrs occur when spaceship is destroyed DONE</text:p>
            </text:list-item>
          </text:list>
        </text:list-item>
        <text:list-item>
          <text:p text:style-name="P13">Spaceship HandleDeath method triggers eventmanager method DONE</text:p>
        </text:list-item>
        <text:list-item>
          <text:p text:style-name="P13">Implement EventManager StartNewGameOverEvent() DONE</text:p>
        </text:list-item>
        <text:list-item>
          <text:p text:style-name="P13">Camera moves towards and looks at space ship when destroyed DONE</text:p>
        </text:list-item>
        <text:list-item>
          <text:p text:style-name="P13">Space ship explosion animation OR yield wait for 2 seconds implemented DONE</text:p>
        </text:list-item>
        <text:list-item>
          <text:p text:style-name="P13">Game over panel created and designed DONE</text:p>
        </text:list-item>
        <text:list-item>
          <text:p text:style-name="P13">game over panel “Start Again” button reloads the scene DONE</text:p>
        </text:list-item>
        <text:list-item>
          <text:p text:style-name="P13">Add DontDestroyOnLoad() to all required singleton objects DONE</text:p>
        </text:list-item>
      </text:list>
      <text:p text:style-name="P4">Sprint 5: Camera movement (completed 23/9/19)</text:p>
      <text:list xml:id="list446724855842148268" text:style-name="L8">
        <text:list-item>
          <text:p text:style-name="P14">Import cinemachine assets DONE</text:p>
        </text:list-item>
        <text:list-item>
          <text:p text:style-name="P14">Import cameramanager script from previous project DONE</text:p>
        </text:list-item>
        <text:list-item>
          <text:p text:style-name="P14">change all camera settings DONE</text:p>
          <text:list>
            <text:list-item>
              <text:p text:style-name="P14">camera is now orthographic, not perspective DONE</text:p>
            </text:list-item>
            <text:list-item>
              <text:p text:style-name="P14">fine tune camera settings / limitations DONE</text:p>
              <text:list>
                <text:list-item>
                  <text:p text:style-name="P14">min/max camera zoom</text:p>
                </text:list-item>
                <text:list-item>
                  <text:p text:style-name="P14">camera zoom speed</text:p>
                </text:list-item>
                <text:list-item>
                  <text:p text:style-name="P14">camera look speed</text:p>
                </text:list-item>
              </text:list>
            </text:list-item>
          </text:list>
        </text:list-item>
      </text:list>
      <text:list xml:id="list2897251429489538910" text:style-name="L9">
        <text:list-item>
          <text:p text:style-name="P15">Implement camera looks at defender when selected DONE</text:p>
        </text:list-item>
        <text:list-item>
          <text:p text:style-name="P15">Implement camera looks at enemy during their activation DONE</text:p>
        </text:list-item>
        <text:list-item>
          <text:p text:style-name="P15">Implement camera looks at spaceship when it destroyed during game over event DONE</text:p>
        </text:list-item>
        <text:list-item>
          <text:p text:style-name="P15">Remove bugs, jittererness DONE</text:p>
        </text:list-item>
      </text:list>
      <text:p text:style-name="P4">Sprint 6: Tile logic updates (completed 23/9/19)</text:p>
      <text:list xml:id="list7209971813601814077" text:style-name="L10">
        <text:list-item>
          <text:p text:style-name="P16">refactor levelmanager occupy/unoccupy tile logic into tilescript DONE</text:p>
        </text:list-item>
        <text:list-item>
          <text:p text:style-name="P16">rework bool properties that handle occupation, Los and moveability of tiles DONE</text:p>
        </text:list-item>
        <text:list-item>
          <text:p text:style-name="P16">rework methods that handle occupation, Los and moveability of tiles DONE</text:p>
        </text:list-item>
        <text:list-item>
          <text:p text:style-name="P16"><text:soft-page-break/>Update Astar pathfinding and getpath method DONE</text:p>
        </text:list-item>
      </text:list>
      <text:p text:style-name="P4">Sprint 7: Simple map and new world objects</text:p>
      <text:list xml:id="list4633460476179942848" text:style-name="L11">
        <text:list-item>
          <text:p text:style-name="P17">Design and implement a simple but tactically interesting map for early dev phase DONE</text:p>
        </text:list-item>
        <text:list-item>
          <text:p text:style-name="P17">Rubble world object implemented and working DONE</text:p>
        </text:list-item>
        <text:list-item>
          <text:p text:style-name="P17">All tiles working DONE</text:p>
          <text:list>
            <text:list-item>
              <text:p text:style-name="P17">Water prevents movemen through and on DONE</text:p>
            </text:list-item>
          </text:list>
        </text:list-item>
      </text:list>
      <text:list xml:id="list3592425495764022293" text:style-name="L12">
        <text:list-item>
          <text:p text:style-name="P18">All world objects working DONE</text:p>
          <text:list>
            <text:list-item>
              <text:p text:style-name="P18">rubble can be moved through but not moved on DONE</text:p>
            </text:list-item>
            <text:list-item>
              <text:p text:style-name="P18">trees cant be moved through or on DONE</text:p>
            </text:list-item>
            <text:list-item>
              <text:p text:style-name="P18">rock walls cant be moved through or on DONE</text:p>
            </text:list-item>
          </text:list>
        </text:list-item>
      </text:list>
      <text:list xml:id="list5691036889143651842" text:style-name="L13">
        <text:list-item>
          <text:p text:style-name="P19">New camoflage system DONE</text:p>
        </text:list-item>
      </text:list>
      <text:list xml:id="list2459687410527470717" text:style-name="L14">
        <text:list-item>
          <text:p text:style-name="P20">camoflage is applied whenever a character moves onto a grass tile DONE</text:p>
        </text:list-item>
        <text:list-item>
          <text:p text:style-name="P20">camoflage is removed whenever a characters moves onto a tile that is not a grass tile DONE</text:p>
        </text:list-item>
      </text:list>
      <text:p text:style-name="P4">Sprint 8: Income, resources and costs (completed 23/9/19)</text:p>
      <text:list xml:id="list390523894380904950" text:style-name="L15">
        <text:list-item>
          <text:p text:style-name="P21">Implement PlayerDataManager script (replaces GameManager) DONE</text:p>
        </text:list-item>
      </text:list>
      <text:list xml:id="list8269439678409028595" text:style-name="L16">
        <text:list-item>
          <text:p text:style-name="P22">PlayerDataManager.ModifyGold working DONE</text:p>
          <text:list>
            <text:list-item>
              <text:p text:style-name="P22">modifies currentGold variable DONE</text:p>
            </text:list-item>
            <text:list-item>
              <text:p text:style-name="P22">updates gold amount text on top panel DONE</text:p>
            </text:list-item>
          </text:list>
        </text:list-item>
        <text:list-item>
          <text:p text:style-name="P22">Gold</text:p>
          <text:list>
            <text:list-item>
              <text:p text:style-name="P22">Player starts with X gold (maybe 10) working DONE</text:p>
            </text:list-item>
            <text:list-item>
              <text:p text:style-name="P22">Rifleman has a gold cost stat</text:p>
            </text:list-item>
            <text:list-item>
              <text:p text:style-name="P22">Buying a rifleman reduces gold DONE</text:p>
            </text:list-item>
            <text:list-item>
              <text:p text:style-name="P22">Player cannot buy a rifleman if they do not not have enough gold DONE</text:p>
            </text:list-item>
            <text:list-item>
              <text:p text:style-name="P22">Player generates gold passively on turn start working DONE</text:p>
            </text:list-item>
          </text:list>
        </text:list-item>
      </text:list>
      <text:list xml:id="list3580940097957346493" text:style-name="L17">
        <text:list-item>
          <text:p text:style-name="P23">ToweButton Script complete rework DONE</text:p>
        </text:list-item>
      </text:list>
      <text:list xml:id="list1037480934941884789" text:style-name="L18">
        <text:list-item>
          <text:p text:style-name="P24">Change name: DefenderButton DONE</text:p>
        </text:list-item>
        <text:list-item>
          <text:p text:style-name="P24">clean up methods and checks DONE</text:p>
        </text:list-item>
      </text:list>
      <text:p text:style-name="P1"/>
      <text:p text:style-name="P1"><text:soft-page-break/></text:p>
      <text:p text:style-name="P4">Sprint 9: Enemy Spawner and enemy updates, turn properties (completed 24/9/19)</text:p>
      <text:p text:style-name="P1">Turns</text:p>
      <text:list xml:id="list5395933802582300519" text:style-name="L19">
        <text:list-item>
          <text:p text:style-name="P25">Add top panel text to indicate the current player turn DONE</text:p>
        </text:list-item>
        <text:list-item>
          <text:p text:style-name="P25">Give turnmanager a reference to this text DONE</text:p>
        </text:list-item>
        <text:list-item>
          <text:p text:style-name="P25">Decide timing of when a new enemy wave spawns (on player turn start? End?) DONE (player tur start, before defender.OnTurnStart events) DONE</text:p>
        </text:list-item>
        <text:list-item>
          <text:p text:style-name="P25">New methods</text:p>
          <text:list>
            <text:list-item>
              <text:p text:style-name="P25">UpdatePlayerTurnText DONE</text:p>
            </text:list-item>
            <text:list-item>
              <text:p text:style-name="P25">ModifyPlayerTurnCount DONE</text:p>
            </text:list-item>
          </text:list>
        </text:list-item>
      </text:list>
      <text:list xml:id="list1028993973378543086" text:style-name="L20">
        <text:list-item>
          <text:p text:style-name="P26">Change enemy sprites</text:p>
          <text:list>
            <text:list-item>
              <text:p text:style-name="P26">gunner has skelly archer sprite DONE</text:p>
            </text:list-item>
          </text:list>
        </text:list-item>
      </text:list>
      <text:p text:style-name="P1"/>
      <text:p text:style-name="P4">Sprint 10: Defender Troop costs + related (completed 25/9/19)</text:p>
      <text:list xml:id="list7664885028425345283" text:style-name="L21">
        <text:list-item>
          <text:p text:style-name="P27">PlayerDataManager has a current troop amount and max troop amount property DONE</text:p>
        </text:list-item>
        <text:list-item>
          <text:p text:style-name="P27">top panel display current and max troop count values DONE</text:p>
          <text:list>
            <text:list-item>
              <text:p text:style-name="P27">get troop count icon DONE</text:p>
            </text:list-item>
            <text:list-item>
              <text:p text:style-name="P27">current troop count text DONE</text:p>
            </text:list-item>
            <text:list-item>
              <text:p text:style-name="P27">max troop count text DONE</text:p>
            </text:list-item>
          </text:list>
        </text:list-item>
      </text:list>
      <text:list xml:id="list718738536950953033" text:style-name="L22">
        <text:list-item>
          <text:p text:style-name="P28">Player Data manager</text:p>
          <text:list>
            <text:list-item>
              <text:p text:style-name="P28">ModifyCurrentTroopCount DONE</text:p>
            </text:list-item>
            <text:list-item>
              <text:p text:style-name="P28">ModifyCurrentTroopCountText DONE</text:p>
            </text:list-item>
            <text:list-item>
              <text:p text:style-name="P28">ModifyMaxTroopCount DONE</text:p>
            </text:list-item>
            <text:list-item>
              <text:p text:style-name="P28">ModifyMaxtTroopCountText DONE</text:p>
            </text:list-item>
            <text:list-item>
              <text:p text:style-name="P28">Global settings has a property for starting troop count limit DONE</text:p>
            </text:list-item>
          </text:list>
        </text:list-item>
      </text:list>
      <text:list xml:id="list20739598" text:continue-list="list7664885028425345283" text:style-name="L21">
        <text:list-item>
          <text:p text:style-name="P27">Implement defender troop cost</text:p>
          <text:list>
            <text:list-item>
              <text:p text:style-name="P27">defenders have a troop cost property DONE</text:p>
            </text:list-item>
            <text:list-item>
              <text:p text:style-name="P27">recruiting a defender increases troop count DONE</text:p>
            </text:list-item>
            <text:list-item>
              <text:p text:style-name="P27"><text:soft-page-break/>a defender dying reduces the current troop count DONE</text:p>
            </text:list-item>
            <text:list-item>
              <text:p text:style-name="P27">player cannot recruit a defenderi f it would take them over the maximum DONE</text:p>
            </text:list-item>
          </text:list>
        </text:list-item>
      </text:list>
      <text:p text:style-name="P4">Sprint 11: Finish Rifleman (completed 25/9/19)</text:p>
      <text:list xml:id="list1271283072038986415" text:style-name="L23">
        <text:list-item>
          <text:p text:style-name="P29">Rifleman abilities</text:p>
          <text:list>
            <text:list-item>
              <text:p text:style-name="P29">Throw Hand Grenade DONE</text:p>
            </text:list-item>
            <text:list-item>
              <text:p text:style-name="P29">Overwatch working DONE</text:p>
              <text:list>
                <text:list-item>
                  <text:p text:style-name="P29">overwatch applies 'Overwatch' passive DONE</text:p>
                </text:list-item>
              </text:list>
            </text:list-item>
            <text:list-item>
              <text:p text:style-name="P29">Dig in</text:p>
              <text:list>
                <text:list-item>
                  <text:p text:style-name="P29">dig in applies 'Entrenchment' DONE</text:p>
                </text:list-item>
              </text:list>
            </text:list-item>
            <text:list-item>
              <text:p text:style-name="P29">Overwatch passive</text:p>
              <text:list>
                <text:list-item>
                  <text:p text:style-name="P29">overwatch coroutine yields correctly while attack is resolved DONE</text:p>
                </text:list-item>
                <text:list-item>
                  <text:p text:style-name="P29">overwatch is removed after the attack is resolved DONE</text:p>
                </text:list-item>
              </text:list>
            </text:list-item>
            <text:list-item>
              <text:p text:style-name="P29">Entrenchment passive<text:tab/></text:p>
              <text:list>
                <text:list-item>
                  <text:p text:style-name="P29">Moving cancels entrenchment DONE</text:p>
                </text:list-item>
                <text:list-item>
                  <text:p text:style-name="P29">defense and aim bonus are applied correctly DONE</text:p>
                </text:list-item>
              </text:list>
            </text:list-item>
          </text:list>
        </text:list-item>
      </text:list>
      <text:p text:style-name="P4">Sprint 12: New defenders, abilities and defender button panel rework (completed 26/9/2019)</text:p>
      <text:list xml:id="list4401878732170846826" text:style-name="L24">
        <text:list-item>
          <text:p text:style-name="P30">Design + implement 1 new defender DONE</text:p>
        </text:list-item>
        <text:list-item>
          <text:p text:style-name="P30">UI mini cleanup</text:p>
          <text:list>
            <text:list-item>
              <text:p text:style-name="P30">spell info box sorting order should be above most things (currently sits behind weapons view) DONE</text:p>
            </text:list-item>
            <text:list-item>
              <text:p text:style-name="P30">defenders automatically display ranged weapon info box on selection. Turn this off DONE</text:p>
            </text:list-item>
          </text:list>
        </text:list-item>
        <text:list-item>
          <text:p text:style-name="P30">Defender Button panel DONE</text:p>
          <text:list>
            <text:list-item>
              <text:p text:style-name="P30">redesign view / size / sprites used etc DONE</text:p>
            </text:list-item>
            <text:list-item>
              <text:p text:style-name="P30">panel is disabled during enemy turn /defenders cannot be during enemy turn DONE</text:p>
            </text:list-item>
          </text:list>
        </text:list-item>
        <text:list-item>
          <text:p text:style-name="P30">Defender button</text:p>
          <text:list>
            <text:list-item>
              <text:p text:style-name="P30">displays sprite of character DONE</text:p>
            </text:list-item>
            <text:list-item>
              <text:p text:style-name="P30">displays gold cost <text:s/>DONE</text:p>
            </text:list-item>
            <text:list-item>
              <text:p text:style-name="P30">display troop cost DONE</text:p>
            </text:list-item>
            <text:list-item>
              <text:p text:style-name="P30"><text:soft-page-break/>On mouse over display an info panel which contains (do in future sprint, not needed now)</text:p>
              <text:list>
                <text:list-item>
                  <text:p text:style-name="P30">troop name</text:p>
                </text:list-item>
                <text:list-item>
                  <text:p text:style-name="P30">troop description</text:p>
                  <text:list>
                    <text:list-item>
                      <text:p text:style-name="P30">starting weapons (maybe)</text:p>
                    </text:list-item>
                    <text:list-item>
                      <text:p text:style-name="P30">starting abilities (maybe)</text:p>
                    </text:list-item>
                    <text:list-item>
                      <text:p text:style-name="P30">starting stats (maybe)</text:p>
                    </text:list-item>
                  </text:list>
                </text:list-item>
              </text:list>
            </text:list-item>
          </text:list>
        </text:list-item>
      </text:list>
      <text:p text:style-name="P4">Sprint 13 Cover indicator on tile moused over (completed 9/26/19)</text:p>
      <text:list xml:id="list6565808400099460886" text:style-name="L25">
        <text:list-item>
          <text:p text:style-name="P31">Tiles display a shield (full cover) or half shield (half cover) when moused over to indicate that they give cover from a certain direction</text:p>
        </text:list-item>
        <text:list-item>
          <text:p text:style-name="P31">Create New Script: TileCoverHover</text:p>
          <text:list>
            <text:list-item>
              <text:p text:style-name="P31">tile prefabs need a shield and half shield icon place at north, south, east west DONE</text:p>
            </text:list-item>
            <text:list-item>
              <text:p text:style-name="P31">update tile OnMouseOver method DONE</text:p>
              <text:list>
                <text:list-item>
                  <text:p text:style-name="P31">if(defender is awaiting any kind of move order) </text:p>
                  <text:list>
                    <text:list-item>
                      <text:p text:style-name="P31">if(posLogic.GetNorthTile.providesHalfCover)</text:p>
                      <text:list>
                        <text:list-item>
                          <text:p text:style-name="P31">enable tile.northernHalfcover icon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8392467653929913854" text:style-name="L26">
        <text:list-item>
          <text:p text:style-name="P32">repeat this process for checking full cover and each other direction DONE</text:p>
        </text:list-item>
        <text:list-item>
          <text:p text:style-name="P32">need a way to check that a tile is no longer moused over, and then can turn off icons DONE</text:p>
          <text:list>
            <text:list-item>
              <text:p text:style-name="P32">OnNewTileMoused Over auto turns off all icons DONE</text:p>
            </text:list-item>
          </text:list>
        </text:list-item>
      </text:list>
      <text:list xml:id="list2763419889771420627" text:style-name="L27">
        <text:list-item>
          <text:p text:style-name="P33">Defender.ClearAllOrders disables TileCoverHover when an order is complete DONE</text:p>
        </text:list-item>
      </text:list>
      <text:p text:style-name="P4">Sprint 14: Scaling difficulty / Enemy Spawner Updates / Starting defenders + resources (completed 26/9/19)</text:p>
      <text:list xml:id="list5692815896385744571" text:style-name="L28">
        <text:list-item>
          <text:p text:style-name="P34">Design system to make the game scale with difficulty over time DONE</text:p>
        </text:list-item>
        <text:list-item>
          <text:p text:style-name="P34">Design more enemies + enemy wave combinations DONE</text:p>
        </text:list-item>
        <text:list-item>
          <text:p text:style-name="P34">Design enemy wave types (basic, elite) DONE</text:p>
        </text:list-item>
        <text:list-item>
          <text:p text:style-name="P34">Design enemy wave level/difficulty system DONE</text:p>
        </text:list-item>
        <text:list-item>
          <text:p text:style-name="P34">Design an elite enemy wave for level 1 and 2</text:p>
        </text:list-item>
      </text:list>
      <text:p text:style-name="P4">Sprint 15 Clean up start event (completed 27/9/19)</text:p>
      <text:list xml:id="list7573802836500575671" text:style-name="L29">
        <text:list-item>
          <text:p text:style-name="P35">Player begins the game with 4 rifleman DONE</text:p>
        </text:list-item>
        <text:list-item>
          <text:p text:style-name="P35">4 rifleman begin game in correct positions (2 tiles NE/NW/SE/SW of spaceship) DONE</text:p>
        </text:list-item>
        <text:list-item>
          <text:p text:style-name="P35"><text:soft-page-break/>Player starts with 0 gold DONE</text:p>
        </text:list-item>
      </text:list>
      <text:p text:style-name="P4">Sprint 16 Enemy Spawner / EnemyWaveSO updates + changes (completed 27/9/19)</text:p>
      <text:list xml:id="list662403504673918763" text:style-name="L30">
        <text:list-item>
          <text:p text:style-name="P36">Rework EnemyWaveSO</text:p>
          <text:list>
            <text:list-item>
              <text:p text:style-name="P36">Waves have type (basic, elite) enum DONE</text:p>
            </text:list-item>
            <text:list-item>
              <text:p text:style-name="P36">Waves have level enum for difficulty DONE</text:p>
            </text:list-item>
          </text:list>
        </text:list-item>
      </text:list>
      <text:list xml:id="list8816101198912113171" text:style-name="L31">
        <text:list-item>
          <text:p text:style-name="P37">Enemy Spawner</text:p>
          <text:list>
            <text:list-item>
              <text:p text:style-name="P37">Create logic for spawning the right wave type/level at the right time DONE</text:p>
            </text:list-item>
          </text:list>
        </text:list-item>
      </text:list>
      <text:list xml:id="list6934390032615728187" text:style-name="L32">
        <text:list-item>
          <text:p text:style-name="P38">Update methods and logic for choosing which wave to spawn at which time DONE</text:p>
        </text:list-item>
      </text:list>
      <text:list xml:id="list20746816" text:continue-list="list8816101198912113171" text:style-name="L31">
        <text:list-item>
          <text:list>
            <text:list-item>
              <text:p text:style-name="P37">Implement new wave spawn sequence DONE</text:p>
              <text:list>
                <text:list-item>
                  <text:p text:style-name="P37">2x level 1 basic enemy waves</text:p>
                </text:list-item>
                <text:list-item>
                  <text:p text:style-name="P37">1x level 1 elite enemy wave</text:p>
                </text:list-item>
                <text:list-item>
                  <text:p text:style-name="P37">2x level 2 basic enemy waves</text:p>
                </text:list-item>
                <text:list-item>
                  <text:p text:style-name="P37">1x level 2 elite enemy wave</text:p>
                </text:list-item>
              </text:list>
            </text:list-item>
          </text:list>
        </text:list-item>
      </text:list>
      <text:p text:style-name="P4">Sprint 17: Design/Implement/Finish broodling enemies (completed 27/9/19)</text:p>
      <text:list xml:id="list7602959392523329660" text:style-name="L33">
        <text:list-item>
          <text:p text:style-name="P39">decide on the universal stat line + passive trait for the broodling species DONE (no trait)</text:p>
        </text:list-item>
        <text:list-item>
          <text:p text:style-name="P39">implement broodling spitter DONE</text:p>
          <text:list>
            <text:list-item>
              <text:p text:style-name="P39">Acid spit working DONE</text:p>
            </text:list-item>
          </text:list>
        </text:list-item>
      </text:list>
      <text:p text:style-name="P4">Sprint 18: Design/Implement hive enemies (completed 27/9/19)</text:p>
      <text:list xml:id="list1649267658507794045" text:style-name="L34">
        <text:list-item>
          <text:p text:style-name="P40">decide on the universal stat line + passive trait for the broodling species DONE</text:p>
        </text:list-item>
        <text:list-item>
          <text:p text:style-name="P40">Implement hive spitter DONE</text:p>
        </text:list-item>
        <text:list-item>
          <text:p text:style-name="P40">Implement hive charger DONE</text:p>
        </text:list-item>
        <text:list-item>
          <text:p text:style-name="P40">Implement hive gunner DONE</text:p>
        </text:list-item>
        <text:list-item>
          <text:p text:style-name="P40">all new enemies working with no bugs DONE</text:p>
        </text:list-item>
      </text:list>
      <text:p text:style-name="P4">Sprint 19: New Defenders (completed 27/9/19)</text:p>
      <text:list xml:id="list5561822247931682597" text:style-name="L35">
        <text:list-item>
          <text:p text:style-name="P41">Design + Implement Machine Gunner DONE</text:p>
        </text:list-item>
        <text:list-item>
          <text:p text:style-name="P41">Design + Implement Marksman</text:p>
          <text:list>
            <text:list-item>
              <text:p text:style-name="P41">weapons DONE</text:p>
            </text:list-item>
            <text:list-item>
              <text:p text:style-name="P41">abilities DONE</text:p>
            </text:list-item>
            <text:list-item>
              <text:p text:style-name="P41"><text:soft-page-break/>passives DONE</text:p>
            </text:list-item>
          </text:list>
        </text:list-item>
      </text:list>
      <text:p text:style-name="P4">Sprint 20: Spaceship control zone (completed 27/9/19)</text:p>
      <text:list xml:id="list7437119646410501528" text:style-name="L36">
        <text:list-item>
          <text:p text:style-name="P42">Add a new List in level manager: spaceship control zone DONE</text:p>
        </text:list-item>
        <text:list-item>
          <text:p text:style-name="P42">new methods in levelmanager DONE</text:p>
          <text:list>
            <text:list-item>
              <text:p text:style-name="P42">GetSpaceShip control zone</text:p>
            </text:list-item>
            <text:list-item>
              <text:p text:style-name="P42">SetupSpaceship control zone</text:p>
            </text:list-item>
          </text:list>
        </text:list-item>
        <text:list-item>
          <text:p text:style-name="P42">clicking on a defender button highlight tiles within the control zone DONE</text:p>
        </text:list-item>
        <text:list-item>
          <text:p text:style-name="P42">defenders cannot be placed outside control zone DONE</text:p>
        </text:list-item>
        <text:list-item>
          <text:p text:style-name="P42">defenders cannot be placed on unoccupiable tiles DONE</text:p>
        </text:list-item>
      </text:list>
      <text:p text:style-name="P4">If the game is feeling fun and interesting at this point, starting working on photoshop/animations skills and learn to draw our own characters</text:p>
      <text:p text:style-name="P4">Sprint 21: Overwatch camera movement (completed 28/9/19)</text:p>
      <text:list xml:id="list5170261755583039340" text:style-name="L37">
        <text:list-item>
          <text:p text:style-name="P43">During overwatch events, the camera auto moves/zooms in a away that shows the player the attacker, and the victim of the overwatch attack</text:p>
        </text:list-item>
      </text:list>
      <text:list xml:id="list8881603564952356603" text:style-name="L38">
        <text:list-item>
          <text:p text:style-name="P44">Logic/Method Ideas</text:p>
          <text:list>
            <text:list-item>
              <text:p text:style-name="P44">create method to find the centre point in between attacker and target DONE</text:p>
            </text:list-item>
            <text:list-item>
              <text:p text:style-name="P44">move cam to this position smoothly DONE</text:p>
            </text:list-item>
            <text:list-item>
              <text:p text:style-name="P44">create method to zoom out/in enough so both attacker and target can be seen DONE</text:p>
            </text:list-item>
            <text:list-item>
              <text:p text:style-name="P44">disable player input/control of the camera during this camera movement DONE</text:p>
            </text:list-item>
            <text:list-item>
              <text:p text:style-name="P44">method that triggers overwatch event (ontilemovedon i think) needs a yield wait until camera reaches the middle point between attacker/defender, or yield wait a few seconds DONE</text:p>
            </text:list-item>
          </text:list>
        </text:list-item>
      </text:list>
      <text:p text:style-name="P4">Sprint 22: Start up event (completed 29/9/19)</text:p>
      <text:list xml:id="list6057586857781651829" text:style-name="L39">
        <text:list-item>
          <text:p text:style-name="P45">Camera focuses on centre tile on start DONE</text:p>
        </text:list-item>
        <text:list-item>
          <text:p text:style-name="P45">Spaceship is built, delay, then defenders DONE</text:p>
        </text:list-item>
        <text:list-item>
          <text:p text:style-name="P45">camera moves to enemy wave spawn centre tile DONE</text:p>
        </text:list-item>
        <text:list-item>
          <text:p text:style-name="P45">enemies spawn with a delay in between DONE</text:p>
        </text:list-item>
        <text:list-item>
          <text:p text:style-name="P45">enemies spawn with a portal VFX DONE</text:p>
        </text:list-item>
        <text:list-item>
          <text:p text:style-name="P45">camera returns to look at spaceship DONE</text:p>
        </text:list-item>
        <text:list-item>
          <text:p text:style-name="P45">turn 1 starts DONE</text:p>
        </text:list-item>
      </text:list>
      <text:p text:style-name="P4"><text:soft-page-break/>Sprint 23: Hit chance notification panel + manager (comleted 1/10/19)</text:p>
      <text:list xml:id="list1971753685723406118" text:style-name="L40">
        <text:list-item>
          <text:p text:style-name="P46">When an enemy is moused over while lining up a shot, a panel appears above the target displaying the hit % </text:p>
        </text:list-item>
      </text:list>
      <text:list xml:id="list2060367150237553622" text:style-name="L41">
        <text:list-item>
          <text:p text:style-name="P47">Design hit chance view panel DONE</text:p>
        </text:list-item>
        <text:list-item>
          <text:p text:style-name="P47">Implement logic </text:p>
          <text:list>
            <text:list-item>
              <text:p text:style-name="P47">Create new static object class: HitChanceHover DONE</text:p>
            </text:list-item>
            <text:list-item>
              <text:p text:style-name="P47">CalculateAndGetHitChance(attacker, target, ability, weapon) DONE</text:p>
            </text:list-item>
            <text:list-item>
              <text:p text:style-name="P47">Manager class has a panel object/prefab DONE</text:p>
            </text:list-item>
            <text:list-item>
              <text:p text:style-name="P47">On enemy mouse over, activate panel object, place it slightly above enemy DONE</text:p>
            </text:list-item>
            <text:list-item>
              <text:p text:style-name="P47">logic for knowing when to display + Display logic sequence</text:p>
              <text:list>
                <text:list-item>
                  <text:p text:style-name="P47">Enemy script has a OnMouseHover method DONE</text:p>
                </text:list-item>
                <text:list-item>
                  <text:p text:style-name="P47">If(selectedDefender awating any single target attack order)</text:p>
                  <text:list>
                    <text:list-item>
                      <text:p text:style-name="P47">EnablePanelView DONE</text:p>
                    </text:list-item>
                    <text:list-item>
                      <text:p text:style-name="P47">SetHitChanceTextValue(CalculateAndGetHitChance(attacker, target)) DONE</text:p>
                    </text:list-item>
                  </text:list>
                </text:list-item>
              </text:list>
            </text:list-item>
          </text:list>
        </text:list-item>
      </text:list>
      <text:list xml:id="list2436565404912368913" text:style-name="L42">
        <text:list-item>
          <text:p text:style-name="P48">HitChanceNotificationManager methods</text:p>
          <text:list>
            <text:list-item>
              <text:p text:style-name="P48">CalculateAndGetHitChance(attacker, target) DONE</text:p>
            </text:list-item>
            <text:list-item>
              <text:p text:style-name="P48">SetHitChanceTextValue(int newValue) DONE</text:p>
            </text:list-item>
            <text:list-item>
              <text:p text:style-name="P48">SetPanelViewState(bool onOrOff) DONE</text:p>
            </text:list-item>
            <text:list-item>
              <text:p text:style-name="P48">SetPanelPosition(LivingEntity entity) DONE</text:p>
              <text:list>
                <text:list-item>
                  <text:p text:style-name="P87">method takes entity as argument, gets it world pos, then add maybe +0.5 on the y axis</text:p>
                </text:list-item>
              </text:list>
            </text:list-item>
          </text:list>
        </text:list-item>
      </text:list>
      <text:list xml:id="list1680460290328881763" text:style-name="L43">
        <text:list-item>
          <text:p text:style-name="P88">Get panel sizing/scaling and positioning perfect</text:p>
        </text:list-item>
        <text:list-item>
          <text:p text:style-name="P88">Add info on aim/defense modifiers to panel view where applicable (enrenched, cover, etc)</text:p>
          <text:list>
            <text:list-item>
              <text:p text:style-name="P88">add entrenched DONE</text:p>
            </text:list-item>
            <text:list-item>
              <text:p text:style-name="P88">add dead eye DONE</text:p>
            </text:list-item>
            <text:list-item>
              <text:p text:style-name="P88">add cover DONE</text:p>
            </text:list-item>
            <text:list-item>
              <text:p text:style-name="P88">add half cover DONE</text:p>
            </text:list-item>
          </text:list>
        </text:list-item>
      </text:list>
      <text:list xml:id="list5467191523580100174" text:style-name="L44">
        <text:list-item>
          <text:p text:style-name="P89">Add a fade in coroutine to slowly blend alpha in DONE</text:p>
        </text:list-item>
      </text:list>
      <text:p text:style-name="P5"/>
      <text:p text:style-name="P4"><text:soft-page-break/>Sprint 24: UI updates 1.0 (completed 2/10/19)</text:p>
      <text:list xml:id="list2562552559269245002" text:style-name="L45">
        <text:list-item>
          <text:p text:style-name="P49">Find sci-fi themed UI assets DONE</text:p>
        </text:list-item>
        <text:list-item>
          <text:p text:style-name="P49">Find sci-fi themed fonts from DaFont DONE</text:p>
        </text:list-item>
        <text:list-item>
          <text:p text:style-name="P49">Stats panel elements (mobility, energy, etc) display and info <text:s/>box over head when moused over</text:p>
          <text:list>
            <text:list-item>
              <text:p text:style-name="P49">e.g. Mobility: The distance in tiles this character can travel with a movement action.</text:p>
            </text:list-item>
          </text:list>
        </text:list-item>
        <text:list-item>
          <text:p text:style-name="P49">UI elements to update</text:p>
          <text:list>
            <text:list-item>
              <text:p text:style-name="P49">top panel DONE</text:p>
            </text:list-item>
            <text:list-item>
              <text:p text:style-name="P49">change all text mesh pro's to new fonts</text:p>
            </text:list-item>
            <text:list-item>
              <text:p text:style-name="P49">turn change notification panel DONE</text:p>
            </text:list-item>
            <text:list-item>
              <text:p text:style-name="P49">character buttons panel DONE</text:p>
            </text:list-item>
            <text:list-item>
              <text:p text:style-name="P49">HitChanceHover DONE</text:p>
            </text:list-item>
            <text:list-item>
              <text:p text:style-name="P49">SpellInfoBox DONE</text:p>
              <text:list>
                <text:list-item>
                  <text:p text:style-name="P49">this should hover above an ability when ability button is moused over DONE</text:p>
                </text:list-item>
              </text:list>
            </text:list-item>
            <text:list-item>
              <text:p text:style-name="P49">Character</text:p>
              <text:list>
                <text:list-item>
                  <text:p text:style-name="P49">ability bar DONE</text:p>
                </text:list-item>
                <text:list-item>
                  <text:p text:style-name="P49">ability icons </text:p>
                  <text:list>
                    <text:list-item>
                      <text:p text:style-name="P49">shoot DONE</text:p>
                    </text:list-item>
                    <text:list-item>
                      <text:p text:style-name="P49">move DONE</text:p>
                    </text:list-item>
                    <text:list-item>
                      <text:p text:style-name="P49">dig in DONE</text:p>
                    </text:list-item>
                    <text:list-item>
                      <text:p text:style-name="P49">charge DONE</text:p>
                    </text:list-item>
                    <text:list-item>
                      <text:p text:style-name="P49">overwatch DONE</text:p>
                    </text:list-item>
                    <text:list-item>
                      <text:p text:style-name="P49">dead eye DONE</text:p>
                    </text:list-item>
                    <text:list-item>
                      <text:p text:style-name="P49">throw hand grenade DONE</text:p>
                    </text:list-item>
                    <text:list-item>
                      <text:p text:style-name="P49">area supression DONE</text:p>
                    </text:list-item>
                  </text:list>
                </text:list-item>
                <text:list-item>
                  <text:p text:style-name="P49">AP pool DONE</text:p>
                </text:list-item>
                <text:list-item>
                  <text:p text:style-name="P49">stat panel / images DONE</text:p>
                </text:list-item>
                <text:list-item>
                  <text:p text:style-name="P90">weapons panel / images DONE</text:p>
                </text:list-item>
              </text:list>
            </text:list-item>
          </text:list>
        </text:list-item>
      </text:list>
      <text:p text:style-name="P4">Sprint 25: loot box object + related events (completed 4/10/19)</text:p>
      <text:list xml:id="list3237216470631027663" text:style-name="L46">
        <text:list-item>
          <text:p text:style-name="P50"><text:soft-page-break/>New Scripts</text:p>
          <text:list>
            <text:list-item>
              <text:p text:style-name="P50">LootDataSO DONE</text:p>
              <text:list>
                <text:list-item>
                  <text:p text:style-name="P50">loot reward sprite</text:p>
                </text:list-item>
                <text:list-item>
                  <text:p text:style-name="P50">name</text:p>
                </text:list-item>
                <text:list-item>
                  <text:p text:style-name="P50">description</text:p>
                </text:list-item>
              </text:list>
            </text:list-item>
            <text:list-item>
              <text:p text:style-name="P50">LootBoxManager DONE</text:p>
              <text:list>
                <text:list-item>
                  <text:p text:style-name="P50">Contains the overlay game object, controls its visbility/activation</text:p>
                </text:list-item>
                <text:list-item>
                  <text:p text:style-name="P50">populates loot screen with 3 choices method</text:p>
                </text:list-item>
                <text:list-item>
                  <text:p text:style-name="P50">CreateLootBox</text:p>
                  <text:list>
                    <text:list-item>
                      <text:p text:style-name="P50">Create LB from a prefab</text:p>
                    </text:list-item>
                    <text:list-item>
                      <text:p text:style-name="P50">create a portal animation like with enemies</text:p>
                    </text:list-item>
                  </text:list>
                </text:list-item>
                <text:list-item>
                  <text:p text:style-name="P50">GetRandomLootBoxSpawnLocation</text:p>
                  <text:list>
                    <text:list-item>
                      <text:p text:style-name="P50">define rules within the method for where an LB can and cant spawn, return a tile location as the spawn spot</text:p>
                    </text:list-item>
                  </text:list>
                </text:list-item>
                <text:list-item>
                  <text:p text:style-name="P50">StartNewLootBoxCreatedEvent(coroutine)</text:p>
                  <text:list>
                    <text:list-item>
                      <text:p text:style-name="P50">makes camera look at location of loot box spawn</text:p>
                    </text:list-item>
                  </text:list>
                </text:list-item>
              </text:list>
            </text:list-item>
          </text:list>
        </text:list-item>
      </text:list>
      <text:list xml:id="list6430595523317689983" text:style-name="L47">
        <text:list-item>
          <text:p text:style-name="P51">LootBoxLibrary DONE</text:p>
          <text:list>
            <text:list-item>
              <text:p text:style-name="P51">contains all the LootDataSO's</text:p>
            </text:list-item>
            <text:list-item>
              <text:p text:style-name="P51">getrandomLootDataSO</text:p>
            </text:list-item>
            <text:list-item>
              <text:p text:style-name="P51">Get3randombutdifferentLootDataSo's (for loot screen event)</text:p>
            </text:list-item>
          </text:list>
        </text:list-item>
      </text:list>
      <text:list xml:id="list20745628" text:continue-list="list3237216470631027663" text:style-name="L46">
        <text:list-item>
          <text:list>
            <text:list-item>
              <text:p text:style-name="P50">LootCard DONE</text:p>
              <text:list>
                <text:list-item>
                  <text:p text:style-name="P50">Gameobject that has button component for accepting reward</text:p>
                </text:list-item>
                <text:list-item>
                  <text:p text:style-name="P50">OnLootCardClicked</text:p>
                  <text:list>
                    <text:list-item>
                      <text:p text:style-name="P50">gain loot reward from this</text:p>
                    </text:list-item>
                    <text:list-item>
                      <text:p text:style-name="P50">destroy loot box it was in</text:p>
                    </text:list-item>
                  </text:list>
                </text:list-item>
              </text:list>
            </text:list-item>
          </text:list>
        </text:list-item>
      </text:list>
      <text:list xml:id="list6651590955382514302" text:style-name="L48">
        <text:list-item>
          <text:p text:style-name="P52">LootBox DONE</text:p>
          <text:list>
            <text:list-item>
              <text:p text:style-name="P52">the actual monobehavior script attacked to the gameobject</text:p>
            </text:list-item>
          </text:list>
        </text:list-item>
      </text:list>
      <text:list xml:id="list20753451" text:continue-list="list20745628" text:style-name="L46">
        <text:list-item>
          <text:p text:style-name="P50">Design + implement loot box prefab and sprites</text:p>
          <text:list>
            <text:list-item>
              <text:p text:style-name="P50"><text:soft-page-break/>implement animation (make it bouncey, or have a waving flag, or highlights or something)</text:p>
            </text:list-item>
          </text:list>
        </text:list-item>
        <text:list-item>
          <text:p text:style-name="P50">Create system for generating loot boxes and define <text:s/>rules DONE</text:p>
          <text:list>
            <text:list-item>
              <text:p text:style-name="P50">generate which loot and how much of it</text:p>
            </text:list-item>
            <text:list-item>
              <text:p text:style-name="P50">generate a spawn location randomly and define rules (cant be dropped on invalid tiles, etc)</text:p>
            </text:list-item>
            <text:list-item>
              <text:p text:style-name="P50">dictate frequency of loot box spawning (min tim between spawns, max time between spawns)</text:p>
            </text:list-item>
          </text:list>
        </text:list-item>
        <text:list-item>
          <text:p text:style-name="P50">Lootbox interactions to implement DONE</text:p>
          <text:list>
            <text:list-item>
              <text:p text:style-name="P50">Loot box is destroyed when timer runs out</text:p>
            </text:list-item>
            <text:list-item>
              <text:p text:style-name="P50">Loot box is destroyed when looted</text:p>
            </text:list-item>
            <text:list-item>
              <text:p text:style-name="P50">Loot box can only be looted when a defender is adjacent to it</text:p>
            </text:list-item>
            <text:list-item>
              <text:p text:style-name="P50">Camera looks at lootbox when it expires/self destructs</text:p>
            </text:list-item>
          </text:list>
        </text:list-item>
      </text:list>
      <text:list xml:id="list2677343185239594753" text:style-name="L49">
        <text:list-item>
          <text:p text:style-name="P53">Loot box rewards DONE</text:p>
          <text:list>
            <text:list-item>
              <text:p text:style-name="P53">Design + implement 3 different lootbox rewards</text:p>
            </text:list-item>
          </text:list>
        </text:list-item>
      </text:list>
      <text:list xml:id="list6432678913216224853" text:style-name="L50">
        <text:list-item>
          <text:p text:style-name="P54">Loot box reward screen DONE</text:p>
          <text:list>
            <text:list-item>
              <text:p text:style-name="P54">design loot box canvas overlay screen</text:p>
            </text:list-item>
            <text:list-item>
              <text:p text:style-name="P54">implement loot card script</text:p>
            </text:list-item>
          </text:list>
        </text:list-item>
      </text:list>
      <text:list xml:id="list4276387116786332009" text:style-name="L51">
        <text:list-item>
          <text:p text:style-name="P55">loot box spawns BEFORE character on turn start events, but before turn notification DONE</text:p>
        </text:list-item>
        <text:list-item>
          <text:p text:style-name="P55">loot box countdown timer decreases during this time frame correctly DONE</text:p>
        </text:list-item>
        <text:list-item>
          <text:p text:style-name="P55">camera looks at the loot box position as it spawns to notify player DONE</text:p>
        </text:list-item>
        <text:list-item>
          <text:p text:style-name="P55">turn manager yields and waits until this event has finished correctly DONE</text:p>
        </text:list-item>
        <text:list-item>
          <text:p text:style-name="P91">player control over the camera and defenders is disabled during this time working DONE</text:p>
        </text:list-item>
      </text:list>
      <text:p text:style-name="P5"/>
      <text:p text:style-name="P4">Sprint 26: Ai logic / living entity logic updates</text:p>
      <text:list xml:id="list3396812894760457866" text:style-name="L52">
        <text:list-item>
          <text:p text:style-name="P56">Refactor all code in living entities related to ai logic in to AiLogic class</text:p>
        </text:list-item>
        <text:list-item>
          <text:p text:style-name="P56">Create LivingEntityLogic static class</text:p>
          <text:list>
            <text:list-item>
              <text:p text:style-name="P56">class manages logic and bools related to both enemies and defenders, such as</text:p>
              <text:list>
                <text:list-item>
                  <text:p text:style-name="P56">IsTargetInRange</text:p>
                </text:list-item>
                <text:list-item>
                  <text:p text:style-name="P56">IsEngagedInMelee</text:p>
                </text:list-item>
                <text:list-item>
                  <text:p text:style-name="P56">IsTargetValid</text:p>
                </text:list-item>
                <text:list-item>
                  <text:p text:style-name="P56"><text:soft-page-break/>IsAbilityValid</text:p>
                </text:list-item>
                <text:list-item>
                  <text:p text:style-name="P56">etc</text:p>
                </text:list-item>
              </text:list>
            </text:list-item>
          </text:list>
        </text:list-item>
      </text:list>
      <text:list xml:id="list7013310146205591873" text:style-name="L53">
        <text:list-item>
          <text:p text:style-name="P57">Update and bug test all current AI logic code</text:p>
        </text:list-item>
        <text:list-item>
          <text:p text:style-name="P57">Update Hive species AI logic</text:p>
          <text:list>
            <text:list-item>
              <text:p text:style-name="P57">advance in cover</text:p>
            </text:list-item>
            <text:list-item>
              <text:p text:style-name="P57">try circumvent a targets cover and flank them</text:p>
            </text:list-item>
            <text:list-item>
              <text:p text:style-name="P92">if target already in range AND not in cover, move to a new cover location in range and LoS of target logic</text:p>
            </text:list-item>
          </text:list>
        </text:list-item>
      </text:list>
      <text:p text:style-name="P6">Sprint 27: Update water tile sprites, implement new sprite atlas system (completed 5/10/19)</text:p>
      <text:list xml:id="list2932183606009529298" text:style-name="L54">
        <text:list-item>
          <text:p text:style-name="P93">water tile sprites change there sprite based on adjacent tiles</text:p>
        </text:list-item>
        <text:list-item>
          <text:p text:style-name="P93">Set up direction sprites for water tiles</text:p>
          <text:list>
            <text:list-item>
              <text:p text:style-name="P93">N,S,E,W,NE,NW,SE,SW sprites</text:p>
            </text:list-item>
            <text:list-item>
              <text:p text:style-name="P93">surrounded sprite</text:p>
            </text:list-item>
            <text:list-item>
              <text:p text:style-name="P93">isolated(alone) sprite</text:p>
            </text:list-item>
          </text:list>
        </text:list-item>
      </text:list>
      <text:list xml:id="list6667500060175996561" text:style-name="L55">
        <text:list-item>
          <text:p text:style-name="P94">Create new method that runes after level is instantiated</text:p>
          <text:list>
            <text:list-item>
              <text:p text:style-name="P94">checks every water tile, and updates its sprite </text:p>
            </text:list-item>
          </text:list>
        </text:list-item>
      </text:list>
      <text:p text:style-name="P6">Sprint 28: Update grass/dirt tile sprites, implement new sprite atlas system (completed 6/10/19)</text:p>
      <text:list xml:id="list20733950" text:continue-list="list2932183606009529298" text:style-name="L54">
        <text:list-item>
          <text:p text:style-name="P93">grass/dirt tile sprites change there sprite based on adjacent tiles DONE</text:p>
        </text:list-item>
        <text:list-item>
          <text:p text:style-name="P93">Set up direction sprites for water tiles DONE</text:p>
          <text:list>
            <text:list-item>
              <text:p text:style-name="P93">N,S,E,W,NE,NW,SE,SW sprites</text:p>
            </text:list-item>
            <text:list-item>
              <text:p text:style-name="P93">surrounded sprite</text:p>
            </text:list-item>
            <text:list-item>
              <text:p text:style-name="P93">isolated(alone) sprite</text:p>
            </text:list-item>
          </text:list>
        </text:list-item>
      </text:list>
      <text:list xml:id="list3685050189786171156" text:style-name="L56">
        <text:list-item>
          <text:p text:style-name="P95">Create random dirt/grass centre tile types to give map variety DONE</text:p>
        </text:list-item>
        <text:list-item>
          <text:p text:style-name="P95">create grass sprite on grass tile to make tile look more 'grassy' DONE</text:p>
        </text:list-item>
      </text:list>
      <text:p text:style-name="P6">Sprint 29: Update rockwall object sprites, implement new sprite atlas system for objects (completed 7/10/19)</text:p>
      <text:list xml:id="list20747082" text:continue-list="list20733950" text:style-name="L54">
        <text:list-item>
          <text:p text:style-name="P93">rockwall sprites change there sprite based on adjacent rockwalls /objects DONE</text:p>
        </text:list-item>
        <text:list-item>
          <text:p text:style-name="P93">Directional sprites cant be set up because i dont have them</text:p>
        </text:list-item>
      </text:list>
      <text:p text:style-name="P6">Sprint 30: Update tree sprites, add animations, add variety of animated grass elements to dirt tiles <text:soft-page-break/>(completed 7/10/19, no animations, do later)</text:p>
      <text:list xml:id="list4926797940164115401" text:style-name="L57">
        <text:list-item>
          <text:p text:style-name="P96">Dirt tiles can have a random grass/bush/fauna sprite assigned to give the map variety</text:p>
          <text:list>
            <text:list-item>
              <text:p text:style-name="P96">find/create a list of different fauna objects and sprites DONE</text:p>
            </text:list-item>
            <text:list-item>
              <text:p text:style-name="P96">implement method/system for randomly selecting and apply fauna objects to dirt tiles DONE</text:p>
            </text:list-item>
            <text:list-item>
              <text:p text:style-name="P96">animate all fauna objects / sprites</text:p>
            </text:list-item>
          </text:list>
        </text:list-item>
      </text:list>
      <text:list xml:id="list7375892754506948150" text:style-name="L58">
        <text:list-item>
          <text:p text:style-name="P97">Make trees look nice and animated</text:p>
          <text:list>
            <text:list-item>
              <text:p text:style-name="P97">find/create a list of different tree objects and sprites DONE</text:p>
            </text:list-item>
            <text:list-item>
              <text:p text:style-name="P97">implement method/system for making tree world objects select and apply a random tree animation DONE</text:p>
            </text:list-item>
          </text:list>
        </text:list-item>
      </text:list>
      <text:p text:style-name="P6">Sprint 31: Tile highlights rework (completed 7/10/19)</text:p>
      <text:list xml:id="list2333814661032833834" text:style-name="L59">
        <text:list-item>
          <text:p text:style-name="P98">Update and rework tile highlights</text:p>
          <text:list>
            <text:list-item>
              <text:p text:style-name="P98">tile no longer highlights. Instead, tiles have a blank tile above them that turns on, and this plays highlight instead DONE</text:p>
            </text:list-item>
            <text:list-item>
              <text:p text:style-name="P98">ordering layers setup correctly with living entities, worldobjects and edge sprites DONE</text:p>
            </text:list-item>
            <text:list-item>
              <text:p text:style-name="P98">speed up highlight animation twice as much DONE</text:p>
            </text:list-item>
          </text:list>
        </text:list-item>
      </text:list>
      <text:list xml:id="list5209327212245705160" text:style-name="L60">
        <text:list-item>
          <text:p text:style-name="P99">Ordering Layers DONE</text:p>
          <text:list>
            <text:list-item>
              <text:p text:style-name="P99">tile 1</text:p>
            </text:list-item>
            <text:list-item>
              <text:p text:style-name="P99">edge sprites 3</text:p>
            </text:list-item>
            <text:list-item>
              <text:p text:style-name="P99">foliage/embelishments 5</text:p>
            </text:list-item>
            <text:list-item>
              <text:p text:style-name="P99">tile highlights 7</text:p>
            </text:list-item>
            <text:list-item>
              <text:p text:style-name="P99">grid outline 9</text:p>
            </text:list-item>
            <text:list-item>
              <text:p text:style-name="P99">living entities 11</text:p>
            </text:list-item>
          </text:list>
        </text:list-item>
      </text:list>
      <text:p text:style-name="P6">Sprint 32: Movement/Ability action hover icon (completed 7/10/19)</text:p>
      <text:list xml:id="list2724616664172755233" text:style-name="L61">
        <text:list-item>
          <text:p text:style-name="P100">When a defender is awaiting an order that involves targetting a tile/character, a blank white tile moves to the current moused over position to notify the player better DONE</text:p>
        </text:list-item>
        <text:list-item>
          <text:p text:style-name="P100">Create new methods/logic in hover script DONE</text:p>
        </text:list-item>
        <text:list-item>
          <text:p text:style-name="P100">Create new blank tile object hover script DONE</text:p>
        </text:list-item>
        <text:list-item>
          <text:p text:style-name="P100">blank tile object activates/deactivates correctly DONE</text:p>
        </text:list-item>
      </text:list>
      <text:p text:style-name="P6">Sprint 33: Hive sprite/ animation updates (completed 7/10/19)</text:p>
      <text:list xml:id="list6031370309363393401" text:style-name="L62">
        <text:list-item>
          <text:p text:style-name="P101"><text:soft-page-break/>Find and update hive enemy animations/sprites DONE</text:p>
          <text:list>
            <text:list-item>
              <text:p text:style-name="P101">Edit sprites in gimp DONE</text:p>
            </text:list-item>
            <text:list-item>
              <text:p text:style-name="P101">find new animation sprite sheets DONE</text:p>
            </text:list-item>
            <text:list-item>
              <text:p text:style-name="P101">Implement new animator controller and anims DONE</text:p>
            </text:list-item>
            <text:list-item>
              <text:p text:style-name="P101">test all working DONE</text:p>
            </text:list-item>
          </text:list>
        </text:list-item>
      </text:list>
      <text:p text:style-name="P6">Sprint 34: <text:s/>Camera Updates (completed 7/10/19)</text:p>
      <text:list xml:id="list5840561229832142720" text:style-name="L63">
        <text:list-item>
          <text:p text:style-name="P102">make look at transitions sharper and cleaner DONE</text:p>
        </text:list-item>
        <text:list-item>
          <text:p text:style-name="P102">New cameramanager method: Bool IsCameraWithinRangeOfTarget(float range, gameobject target) DONE</text:p>
          <text:list>
            <text:list-item>
              <text:p text:style-name="P102">method checks the position of the camera and the the target DONE</text:p>
            </text:list-item>
            <text:list-item>
              <text:p text:style-name="P102">if both the x and y value of camera is within the float 'range' of the target, this returns true DONE</text:p>
            </text:list-item>
            <text:list-item>
              <text:p text:style-name="P102">method will be used in coroutine that make the camera look at stuff DONE</text:p>
            </text:list-item>
          </text:list>
        </text:list-item>
      </text:list>
      <text:list xml:id="list7410297693972394135" text:style-name="L64">
        <text:list-item>
          <text:p text:style-name="P103">replace all yield wait for seconds statements (loot box, enemies, etc) with yield wait until IsCameraWithinRange(1, target) DONE</text:p>
        </text:list-item>
        <text:list-item>
          <text:p text:style-name="P103">Play around with 'smooth speed' properties. Make camera move a bit faster, and limit its slow down factor</text:p>
        </text:list-item>
        <text:list-item>
          <text:p text:style-name="P103">Portal prefab DONE</text:p>
          <text:list>
            <text:list-item>
              <text:p text:style-name="P103">Add portal animation to loot boxes DONE </text:p>
            </text:list-item>
            <text:list-item>
              <text:p text:style-name="P103">edit portal sort order: make portal appear infront of entities/lootboxes DONE</text:p>
            </text:list-item>
          </text:list>
        </text:list-item>
      </text:list>
      <text:p text:style-name="P5">Sprint ??: Over watch Changes</text:p>
      <text:list xml:id="list1975099201562787885" text:style-name="L65">
        <text:list-item>
          <text:p text:style-name="P104">Overwatch now has a cooldown of only 1</text:p>
        </text:list-item>
        <text:list-item>
          <text:p text:style-name="P104">Overwatch shots have -20 aim </text:p>
        </text:list-item>
      </text:list>
      <text:p text:style-name="P5">Sprint ??: Fix bugs with astar pathfinding</text:p>
      <text:list xml:id="list2585465163356047804" text:style-name="L103">
        <text:list-item>
          <text:p text:style-name="P114">enemies should not be able to occupy a tile that contains a world object, but can still move </text:p>
        </text:list-item>
      </text:list>
      <text:p text:style-name="P5">Sprint ??: Sandbags</text:p>
      <text:list xml:id="list522699818015755822" text:style-name="L66">
        <text:list-item>
          <text:p text:style-name="P105">Prepare sandbag sprites</text:p>
        </text:list-item>
        <text:list-item>
          <text:p text:style-name="P105">Update methods in tile sprite manager for sandbags</text:p>
        </text:list-item>
        <text:list-item>
          <text:p text:style-name="P105">Add properties for each sandbag sprite(N,S,E,W surrounded, isolated, etc)</text:p>
        </text:list-item>
        <text:list-item>
          <text:p text:style-name="P105">Create sandbags around spaceship on game start</text:p>
        </text:list-item>
        <text:list-item>
          <text:p text:style-name="P105"><text:soft-page-break/>create new tile setup type: dirt with sandbag</text:p>
        </text:list-item>
      </text:list>
      <text:p text:style-name="P5">Sprint ??: Project clean up</text:p>
      <text:list xml:id="list6634369640835951849" text:style-name="L67">
        <text:list-item>
          <text:p text:style-name="P106">Delete unused / legacy entities</text:p>
          <text:list>
            <text:list-item>
              <text:p text:style-name="P106">sprites</text:p>
            </text:list-item>
            <text:list-item>
              <text:p text:style-name="P106">fonts</text:p>
            </text:list-item>
            <text:list-item>
              <text:p text:style-name="P106">scripts</text:p>
            </text:list-item>
            <text:list-item>
              <text:p text:style-name="P106">prefabs</text:p>
            </text:list-item>
            <text:list-item>
              <text:p text:style-name="P106">gameobjects in scene</text:p>
            </text:list-item>
            <text:list-item>
              <text:p text:style-name="P106">old scenes</text:p>
            </text:list-item>
            <text:list-item>
              <text:p text:style-name="P106">old animations</text:p>
            </text:list-item>
          </text:list>
        </text:list-item>
      </text:list>
      <text:list xml:id="list920118104629267656" text:style-name="L68">
        <text:list-item>
          <text:p text:style-name="P107">Clean up all scripts</text:p>
          <text:list>
            <text:list-item>
              <text:p text:style-name="P107">remove un needed debug.log lines</text:p>
            </text:list-item>
            <text:list-item>
              <text:p text:style-name="P107">add comments to more methods</text:p>
            </text:list-item>
            <text:list-item>
              <text:p text:style-name="P107">reorganise method placement and add regions</text:p>
            </text:list-item>
            <text:list-item>
              <text:p text:style-name="P107">Create header fields</text:p>
            </text:list-item>
            <text:list-item>
              <text:p text:style-name="P107">update all methods/properties to new naming conventions</text:p>
            </text:list-item>
            <text:list-item>
              <text:p text:style-name="P107">delete unneeded/legacy code</text:p>
            </text:list-item>
          </text:list>
        </text:list-item>
      </text:list>
      <text:list xml:id="list1114949994132060627" text:style-name="L69">
        <text:list-item>
          <text:p text:style-name="P108">Clean up folders</text:p>
          <text:list>
            <text:list-item>
              <text:p text:style-name="P108">make more folders within folders</text:p>
            </text:list-item>
            <text:list-item>
              <text:p text:style-name="P108">place files in folders correctly</text:p>
            </text:list-item>
          </text:list>
        </text:list-item>
      </text:list>
      <text:p text:style-name="P5">Sprint ??: Enemy Spawning / Difficulty /Scaling /Balance</text:p>
      <text:list xml:id="list7163219385012004106" text:style-name="L70">
        <text:list-item>
          <text:p text:style-name="P109">Make the game playable and interesting up to at least turn 50</text:p>
        </text:list-item>
        <text:list-item>
          <text:p text:style-name="P109">Implement spawn multiple waves at a time</text:p>
          <text:list>
            <text:list-item>
              <text:p text:style-name="P109">Decide which turn double waves should occur</text:p>
            </text:list-item>
            <text:list-item>
              <text:p text:style-name="P109">Update 'spawn next wave ' method two spawn an additional wave</text:p>
              <text:list>
                <text:list-item>
                  <text:p text:style-name="P109">make waves spawn at different locations</text:p>
                </text:list-item>
              </text:list>
            </text:list-item>
          </text:list>
        </text:list-item>
      </text:list>
      <text:list xml:id="list5249931358297567164" text:style-name="L71">
        <text:list-item>
          <text:p text:style-name="P110">Balance and play test defenders, resources, loot boxes and enemies</text:p>
          <text:list>
            <text:list-item>
              <text:p text:style-name="P110">finalize starting properties (starting gold, passive income, starting characters, starting troop <text:soft-page-break/>capacity, etc</text:p>
            </text:list-item>
            <text:list-item>
              <text:p text:style-name="P110">experiment with defender/enemy hp, damage, mobility etc</text:p>
            </text:list-item>
          </text:list>
        </text:list-item>
      </text:list>
      <text:p text:style-name="P5"/>
      <text:p text:style-name="P5"/>
      <text:p text:style-name="P5">Sprint ??: <text:s/>New Defender anims + sprites</text:p>
      <text:list xml:id="list6634698416999999018" text:style-name="L72">
        <text:list-item>
          <text:p text:style-name="P111">Set up sprites/anims for rifleman, sniper, machine gunner and ranger</text:p>
          <text:list>
            <text:list-item>
              <text:p text:style-name="P111">rifleman</text:p>
              <text:list>
                <text:list-item>
                  <text:p text:style-name="P111">find sprites</text:p>
                </text:list-item>
                <text:list-item>
                  <text:p text:style-name="P111">prepare images with paint/gimp</text:p>
                </text:list-item>
                <text:list-item>
                  <text:p text:style-name="P111">set up animations + animator controller</text:p>
                </text:list-item>
              </text:list>
            </text:list-item>
            <text:list-item>
              <text:p text:style-name="P111">Ranger</text:p>
              <text:list>
                <text:list-item>
                  <text:p text:style-name="P111">find sprites</text:p>
                </text:list-item>
                <text:list-item>
                  <text:p text:style-name="P111">prepare images with paint/gimp</text:p>
                </text:list-item>
                <text:list-item>
                  <text:p text:style-name="P111">set up animations + animator controller</text:p>
                </text:list-item>
              </text:list>
            </text:list-item>
            <text:list-item>
              <text:p text:style-name="P111">Machine Gunner</text:p>
              <text:list>
                <text:list-item>
                  <text:p text:style-name="P111">find sprites</text:p>
                </text:list-item>
                <text:list-item>
                  <text:p text:style-name="P111">prepare images with paint/gimp</text:p>
                </text:list-item>
                <text:list-item>
                  <text:p text:style-name="P111">set up animations + animator controller</text:p>
                </text:list-item>
              </text:list>
            </text:list-item>
            <text:list-item>
              <text:p text:style-name="P111">Ranger</text:p>
              <text:list>
                <text:list-item>
                  <text:p text:style-name="P111">find sprites</text:p>
                </text:list-item>
                <text:list-item>
                  <text:p text:style-name="P111">prepare images with paint/gimp</text:p>
                </text:list-item>
                <text:list-item>
                  <text:p text:style-name="P111">set up animations + animator controller</text:p>
                </text:list-item>
              </text:list>
            </text:list-item>
          </text:list>
        </text:list-item>
      </text:list>
      <text:p text:style-name="P5">Sprint ?? Shoot animations</text:p>
      <text:list xml:id="list5206110760114154138" text:style-name="L73">
        <text:list-item>
          <text:p text:style-name="P112">Set up rifleman shoot animation event</text:p>
        </text:list-item>
        <text:list-item>
          <text:p text:style-name="P112">Process</text:p>
          <text:list>
            <text:list-item>
              <text:p text:style-name="P112">On perform shoot, shoot anim is triggered</text:p>
            </text:list-item>
            <text:list-item>
              <text:p text:style-name="P112">projectiles are created and sent from attacker position to target position</text:p>
            </text:list-item>
            <text:list-item>
              <text:p text:style-name="P112">handle damage method waits until attack animation finished</text:p>
            </text:list-item>
            <text:list-item>
              <text:p text:style-name="P112"><text:soft-page-break/>attack animation needs a method for setting attack anim bool as finished</text:p>
            </text:list-item>
          </text:list>
        </text:list-item>
      </text:list>
      <text:p text:style-name="P5"/>
      <text:p text:style-name="P5"/>
      <text:p text:style-name="P5">Sprint ??: Design Implement elite enemies</text:p>
      <text:list xml:id="list74406958509735566" text:style-name="L74">
        <text:list-item>
          <text:p text:style-name="P58">Design + Implement level 1 elite enemy</text:p>
        </text:list-item>
        <text:list-item>
          <text:p text:style-name="P58">Design + implement level 2 elite enemy</text:p>
        </text:list-item>
      </text:list>
      <text:p text:style-name="P1"/>
      <text:p text:style-name="P1">Sprint ??: Weapon traits / attributes</text:p>
      <text:list xml:id="list2303368516687787358" text:style-name="L75">
        <text:list-item>
          <text:p text:style-name="P59">Design impement weapon traits/attributes property</text:p>
          <text:list>
            <text:list-item>
              <text:p text:style-name="P59">Add bools / enums to weaponDataSO</text:p>
              <text:list>
                <text:list-item>
                  <text:p text:style-name="P59">bool Heavy: weapon cant be used unless entrenched</text:p>
                </text:list-item>
                <text:list-item>
                  <text:p text:style-name="P59">bool Scoped: +10 aim to attacks with this weapon</text:p>
                </text:list-item>
                <text:list-item>
                  <text:p text:style-name="P59">Critical: 20% this weapon deals double damage</text:p>
                </text:list-item>
              </text:list>
            </text:list-item>
          </text:list>
        </text:list-item>
      </text:list>
      <text:list xml:id="list498714349050819816" text:style-name="L76">
        <text:list-item>
          <text:p text:style-name="P60">How can this info be displayed?</text:p>
          <text:list>
            <text:list-item>
              <text:p text:style-name="P60">Passive / status manager?</text:p>
            </text:list-item>
            <text:list-item>
              <text:p text:style-name="P60">Weapon info panel?</text:p>
            </text:list-item>
          </text:list>
        </text:list-item>
      </text:list>
      <text:p text:style-name="P1"/>
      <text:p text:style-name="P1">Sprint ??: Ai logic / living entity logic updates</text:p>
      <text:list xml:id="list20764089" text:continue-list="list3396812894760457866" text:style-name="L52">
        <text:list-item>
          <text:p text:style-name="P56">Refactor all code in living entities related to ai logic in to AiLogic class</text:p>
        </text:list-item>
        <text:list-item>
          <text:p text:style-name="P56">Create LivingEntityLogic static class</text:p>
          <text:list>
            <text:list-item>
              <text:p text:style-name="P56">class manages logic and bools related to both enemies and defenders, such as</text:p>
              <text:list>
                <text:list-item>
                  <text:p text:style-name="P56">IsTargetInRange</text:p>
                </text:list-item>
                <text:list-item>
                  <text:p text:style-name="P56">IsEngagedInMelee</text:p>
                </text:list-item>
                <text:list-item>
                  <text:p text:style-name="P56">IsTargetValid</text:p>
                </text:list-item>
                <text:list-item>
                  <text:p text:style-name="P56">IsAbilityValid</text:p>
                </text:list-item>
                <text:list-item>
                  <text:p text:style-name="P56">etc</text:p>
                </text:list-item>
              </text:list>
            </text:list-item>
          </text:list>
        </text:list-item>
      </text:list>
      <text:list xml:id="list2444737541604976145" text:style-name="L77">
        <text:list-item>
          <text:p text:style-name="P61">Update and bug test all current AI logic code</text:p>
        </text:list-item>
        <text:list-item>
          <text:p text:style-name="P61">Update Hive species AI logic</text:p>
          <text:list>
            <text:list-item>
              <text:p text:style-name="P61"><text:soft-page-break/>advance in cover</text:p>
            </text:list-item>
            <text:list-item>
              <text:p text:style-name="P61">try circumvent a targets cover and flank</text:p>
            </text:list-item>
            <text:list-item>
              <text:p text:style-name="P61">if target already in range AND not in cover, move to a new cover location in range and LoS of target logic</text:p>
            </text:list-item>
          </text:list>
        </text:list-item>
      </text:list>
      <text:p text:style-name="P1"/>
      <text:p text:style-name="P1"/>
      <text:p text:style-name="P1"/>
      <text:p text:style-name="P1">Sprint ?? Warcasters</text:p>
      <text:list xml:id="list4802741709561057479" text:style-name="L78">
        <text:list-item>
          <text:p text:style-name="P62">Design and brainstorm ideas for warcasters and things ability</text:p>
          <text:list>
            <text:list-item>
              <text:p text:style-name="P62">power level</text:p>
            </text:list-item>
            <text:list-item>
              <text:p text:style-name="P62">abilities</text:p>
            </text:list-item>
            <text:list-item>
              <text:p text:style-name="P62">passive traits</text:p>
            </text:list-item>
            <text:list-item>
              <text:p text:style-name="P62">control zone abilities/passives</text:p>
            </text:list-item>
            <text:list-item>
              <text:p text:style-name="P62">what happens when a warcaster dies?</text:p>
            </text:list-item>
          </text:list>
        </text:list-item>
      </text:list>
      <text:p text:style-name="P1"/>
      <text:p text:style-name="P1">Sprint ??: Player Score</text:p>
      <text:list xml:id="list535311687519930964" text:style-name="L79">
        <text:list-item>
          <text:p text:style-name="P63">Implement a scoring system</text:p>
        </text:list-item>
      </text:list>
      <text:list xml:id="list7525737218305212083" text:style-name="L80">
        <text:list-item>
          <text:p text:style-name="P64">New Script: Player score manager</text:p>
        </text:list-item>
        <text:list-item>
          <text:p text:style-name="P64">Design different ways to score more points</text:p>
          <text:list>
            <text:list-item>
              <text:p text:style-name="P64">enemies killed</text:p>
            </text:list-item>
            <text:list-item>
              <text:p text:style-name="P64">resources collected</text:p>
            </text:list-item>
            <text:list-item>
              <text:p text:style-name="P64">tiles moved over</text:p>
            </text:list-item>
            <text:list-item>
              <text:p text:style-name="P64">shots hit / missed</text:p>
            </text:list-item>
            <text:list-item>
              <text:p text:style-name="P64">defenders lost</text:p>
            </text:list-item>
            <text:list-item>
              <text:p text:style-name="P64">obstructions built</text:p>
            </text:list-item>
            <text:list-item>
              <text:p text:style-name="P64">waves survived / turns survived</text:p>
            </text:list-item>
          </text:list>
        </text:list-item>
      </text:list>
      <text:p text:style-name="P1"/>
      <text:p text:style-name="P1"/>
      <text:p text:style-name="P1">Sprint ?? New defender, enemy, object, tile and UI sprites</text:p>
      <text:list xml:id="list9198728377751606831" text:style-name="L81">
        <text:list-item>
          <text:p text:style-name="P65"><text:soft-page-break/>Find and implement sci-fi themed UI sprites for UI elements</text:p>
        </text:list-item>
        <text:list-item>
          <text:p text:style-name="P65">Find a scifi themed font</text:p>
        </text:list-item>
        <text:list-item>
          <text:p text:style-name="P65">Find + implement new sprites / animations for defenders</text:p>
        </text:list-item>
        <text:list-item>
          <text:p text:style-name="P65">Find + implement new sprites / animations for enemies</text:p>
        </text:list-item>
        <text:list-item>
          <text:p text:style-name="P65">Find + implement new sprites / animations for world objects</text:p>
          <text:list>
            <text:list-item>
              <text:p text:style-name="P65">try find trees with animations</text:p>
            </text:list-item>
          </text:list>
        </text:list-item>
      </text:list>
      <text:p text:style-name="P1"/>
      <text:p text:style-name="P1">Future Sprint Stuff</text:p>
      <text:list xml:id="list7956197786479008416" text:style-name="L82">
        <text:list-item>
          <text:p text:style-name="P66">Redesign and impement UI elements</text:p>
          <text:list>
            <text:list-item>
              <text:p text:style-name="P66">Top panel</text:p>
            </text:list-item>
            <text:list-item>
              <text:p text:style-name="P66">Defender/construct buttons + panel</text:p>
            </text:list-item>
            <text:list-item>
              <text:p text:style-name="P66">Defender screen overlay UI</text:p>
              <text:list>
                <text:list-item>
                  <text:p text:style-name="P66">Defender ability bar</text:p>
                </text:list-item>
                <text:list-item>
                  <text:p text:style-name="P66">defender stat panel</text:p>
                </text:list-item>
                <text:list-item>
                  <text:p text:style-name="P66">defender weapons panel</text:p>
                </text:list-item>
              </text:list>
            </text:list-item>
          </text:list>
        </text:list-item>
      </text:list>
      <text:list xml:id="list4657651427576363616" text:style-name="L83">
        <text:list-item>
          <text:p text:style-name="P67">Implement when enemy mouse over during shoot targetting, it shows the hit chance percentage</text:p>
        </text:list-item>
        <text:list-item>
          <text:p text:style-name="P67">Update hover class</text:p>
          <text:list>
            <text:list-item>
              <text:p text:style-name="P67">hover display shows a green or red tile underneath character sprite to indicate that the location currently hovered over is allow/not allowed to have a defender placed on.</text:p>
            </text:list-item>
          </text:list>
        </text:list-item>
      </text:list>
      <text:list xml:id="list8646482967171662004" text:style-name="L84">
        <text:list-item>
          <text:p text:style-name="P68">Update Tile animations</text:p>
          <text:list>
            <text:list-item>
              <text:p text:style-name="P68">Tilescripts sprite renderer is no longer directed animated/highlighted. Instead, place a blank white/partially transparent tile over the tile, and highlight that.</text:p>
              <text:list>
                <text:list-item>
                  <text:p text:style-name="P68">Make sure the the blank tile doesnt block mouse clicks/raycasts</text:p>
                </text:list-item>
              </text:list>
            </text:list-item>
            <text:list-item>
              <text:p text:style-name="P68">tile animations play faster</text:p>
            </text:list-item>
            <text:list-item>
              <text:p text:style-name="P68">tile highlight animation stops immediatly when cancel is triggered, instead of playing out the entire animation</text:p>
            </text:list-item>
          </text:list>
        </text:list-item>
      </text:list>
      <text:list xml:id="list20734056" text:continue-list="list4657651427576363616" text:style-name="L83">
        <text:list-item>
          <text:p text:style-name="P67">Find sprites and re do animations for </text:p>
          <text:list>
            <text:list-item>
              <text:p text:style-name="P67">rifleman</text:p>
            </text:list-item>
            <text:list-item>
              <text:p text:style-name="P67">hive gunner</text:p>
            </text:list-item>
            <text:list-item>
              <text:p text:style-name="P67"><text:soft-page-break/>hive swarmer</text:p>
            </text:list-item>
          </text:list>
        </text:list-item>
      </text:list>
      <text:list xml:id="list8754803477064637001" text:style-name="L85">
        <text:list-item>
          <text:p text:style-name="P69">Find new sprites for tiles</text:p>
        </text:list-item>
        <text:list-item>
          <text:p text:style-name="P69">Find new sprites/animations for world objects</text:p>
          <text:list>
            <text:list-item>
              <text:p text:style-name="P69">tree</text:p>
            </text:list-item>
            <text:list-item>
              <text:p text:style-name="P69">rock wall</text:p>
            </text:list-item>
            <text:list-item>
              <text:p text:style-name="P69">rubble</text:p>
            </text:list-item>
          </text:list>
        </text:list-item>
      </text:list>
      <text:list xml:id="list7365906721539176562" text:style-name="L86">
        <text:list-item>
          <text:p text:style-name="P70">Rifleman: Implement throw hand grenade ability</text:p>
        </text:list-item>
        <text:list-item>
          <text:p text:style-name="P70">Resources</text:p>
          <text:list>
            <text:list-item>
              <text:p text:style-name="P70">Implement different resources: gold, steel, wood</text:p>
            </text:list-item>
            <text:list-item>
              <text:p text:style-name="P70">Create new static script for managing a players resources (re-do gamemanager singleton)</text:p>
            </text:list-item>
            <text:list-item>
              <text:p text:style-name="P70">create icons/text meshs for gold, steel, wood on the top panel</text:p>
            </text:list-item>
            <text:list-item>
              <text:p text:style-name="P70">Implement defenders and constructs have resource costs</text:p>
              <text:list>
                <text:list-item>
                  <text:p text:style-name="P70">defenders/constructs cannot be placed if player does not have enough resources</text:p>
                </text:list-item>
              </text:list>
            </text:list-item>
          </text:list>
        </text:list-item>
      </text:list>
      <text:list xml:id="list8825922638809231343" text:style-name="L87">
        <text:list-item>
          <text:p text:style-name="P71">Tile and object sprite rules</text:p>
        </text:list-item>
      </text:list>
      <text:list xml:id="list7105151430371313561" text:style-name="L88">
        <text:list-item>
          <text:p text:style-name="P72">Water tiles edit their sprites based on other adjacent water sprites automatically e.g.</text:p>
          <text:list>
            <text:list-item>
              <text:p text:style-name="P72">Edge water sprite, centre water sprite, corner water sprite</text:p>
            </text:list-item>
          </text:list>
        </text:list-item>
        <text:list-item>
          <text:p text:style-name="P72">Rock wall objects edit their sprites based on other adjacent rock wall object sprites automatically e.g.</text:p>
          <text:list>
            <text:list-item>
              <text:p text:style-name="P72">Centre rock, edge rock, corner rock, isolated rock</text:p>
            </text:list-item>
          </text:list>
        </text:list-item>
      </text:list>
      <text:list xml:id="list4706245265908355142" text:style-name="L89">
        <text:list-item>
          <text:p text:style-name="P73">Projectile animations and attack animation</text:p>
          <text:list>
            <text:list-item>
              <text:p text:style-name="P73">Add shoot attack animations to characters (maybe not yet, maybe these animations arent available)</text:p>
            </text:list-item>
            <text:list-item>
              <text:p text:style-name="P73">Attack (shoot) animation sequence</text:p>
              <text:list>
                <text:list-item>
                  <text:p text:style-name="P73">attacker makes attack movement animation</text:p>
                </text:list-item>
                <text:list-item>
                  <text:p text:style-name="P73">instantiate a projectile and launch it at the target</text:p>
                </text:list-item>
                <text:list-item>
                  <text:p text:style-name="P73">yield return wait until the projectile hits target</text:p>
                </text:list-item>
                <text:list-item>
                  <text:p text:style-name="P73">resolve damage/attack event, show damage or miss notification</text:p>
                  <text:list>
                    <text:list-item>
                      <text:p text:style-name="P73">extra: add a bullet trail/tracer behind the projectile with raycast</text:p>
                    </text:list-item>
                  </text:list>
                </text:list-item>
              </text:list>
            </text:list-item>
          </text:list>
        </text:list-item>
      </text:list>
      <text:p text:style-name="P1"><text:soft-page-break/>Defender creation</text:p>
      <text:list xml:id="list8808497303678285578" text:style-name="L90">
        <text:list-item>
          <text:p text:style-name="P74">Implement spaceship control zone</text:p>
        </text:list-item>
        <text:list-item>
          <text:p text:style-name="P74">defenders cant be placed anywhere, they can only be placed inside the spaceship control zone</text:p>
        </text:list-item>
      </text:list>
      <text:p text:style-name="P1">Implement Character Points</text:p>
      <text:list xml:id="list1913405318802344903" text:style-name="L91">
        <text:list-item>
          <text:p text:style-name="P75">Characters have a 'point' value property</text:p>
        </text:list-item>
        <text:list-item>
          <text:p text:style-name="P75">implement point icon + current points / max points text on top panel</text:p>
        </text:list-item>
        <text:list-item>
          <text:p text:style-name="P75">implement cant recruit a new defender if it would take player above points maximum</text:p>
        </text:list-item>
        <text:list-item>
          <text:p text:style-name="P75">Add point cost icon/text to each defender button on panel</text:p>
        </text:list-item>
      </text:list>
      <text:p text:style-name="P1"/>
      <text:p text:style-name="P1">Implement Loot Box</text:p>
      <text:list xml:id="list8814600288792368136" text:style-name="L92">
        <text:list-item>
          <text:p text:style-name="P76">Implement loot box prefab/sprite/animations</text:p>
        </text:list-item>
        <text:list-item>
          <text:p text:style-name="P76">Implement new loot box event</text:p>
          <text:list>
            <text:list-item>
              <text:p text:style-name="P76">when new loot box gets created on turn start, camera looks at the box to show the player its position</text:p>
            </text:list-item>
            <text:list-item>
              <text:p text:style-name="P76">yield return wait until this event is finished</text:p>
            </text:list-item>
          </text:list>
        </text:list-item>
      </text:list>
      <text:list xml:id="list4511005705823852506" text:style-name="L93">
        <text:list-item>
          <text:p text:style-name="P77">Implement Consumables system</text:p>
          <text:list>
            <text:list-item>
              <text:p text:style-name="P77">Design / implement 3 different consumables</text:p>
            </text:list-item>
            <text:list-item>
              <text:p text:style-name="P77">Add consumable slots to top panel</text:p>
            </text:list-item>
            <text:list-item>
              <text:p text:style-name="P77">Create new consumable scripts</text:p>
              <text:list>
                <text:list-item>
                  <text:p text:style-name="P77">ConsumableDataSO</text:p>
                </text:list-item>
                <text:list-item>
                  <text:p text:style-name="P77">ConsumableLogic</text:p>
                </text:list-item>
                <text:list-item>
                  <text:p text:style-name="P77">ConsumableLibrary</text:p>
                </text:list-item>
                <text:list-item>
                  <text:p text:style-name="P77">Consumable / ConsumableButton</text:p>
                </text:list-item>
              </text:list>
            </text:list-item>
          </text:list>
        </text:list-item>
      </text:list>
      <text:list xml:id="list1443957109706746777" text:style-name="L94">
        <text:list-item>
          <text:p text:style-name="P78">Create consumable / Consumable button prefab</text:p>
        </text:list-item>
        <text:list-item>
          <text:p text:style-name="P78">Create logic / methods</text:p>
          <text:list>
            <text:list-item>
              <text:p text:style-name="P78">GivePlayerConsumable(Consumable)</text:p>
            </text:list-item>
            <text:list-item>
              <text:p text:style-name="P78">UseConsumable()</text:p>
            </text:list-item>
            <text:list-item>
              <text:p text:style-name="P78">OnConsumableButtonClicked</text:p>
              <text:list>
                <text:list-item>
                  <text:p text:style-name="P78"><text:soft-page-break/>figure out which consumable got clicked</text:p>
                </text:list-item>
                <text:list-item>
                  <text:p text:style-name="P78">look for targets, highlight tiles, awaitn order, etc</text:p>
                </text:list-item>
                <text:list-item>
                  <text:p text:style-name="P78">perform consumable effect</text:p>
                </text:list-item>
                <text:list-item>
                  <text:p text:style-name="P78">OnConsumableUsed(remove consumable from slot)</text:p>
                </text:list-item>
              </text:list>
            </text:list-item>
          </text:list>
        </text:list-item>
      </text:list>
      <text:p text:style-name="P1">Different map presets</text:p>
      <text:list xml:id="list1423773881859446077" text:style-name="L95">
        <text:list-item>
          <text:p text:style-name="P79">Implement and design 3 different maps</text:p>
        </text:list-item>
        <text:list-item>
          <text:p text:style-name="P79">balance, test and modify maps</text:p>
        </text:list-item>
        <text:list-item>
          <text:p text:style-name="P79">implement level manager method for randomly choosing a map</text:p>
        </text:list-item>
      </text:list>
      <text:p text:style-name="P1">Set up Core game loop</text:p>
      <text:list xml:id="list5407918407722463580" text:style-name="L96">
        <text:list-item>
          <text:p text:style-name="P80">Enemies target spaceship correctly</text:p>
        </text:list-item>
        <text:list-item>
          <text:p text:style-name="P80">no erorrs occur when spaceship is destroyed</text:p>
        </text:list-item>
        <text:list-item>
          <text:p text:style-name="P80">if spaceship is destroyed, game over event starts</text:p>
        </text:list-item>
        <text:list-item>
          <text:p text:style-name="P80">Game over event</text:p>
          <text:list>
            <text:list-item>
              <text:p text:style-name="P80">space ship plays a explosion animation</text:p>
            </text:list-item>
            <text:list-item>
              <text:p text:style-name="P80">black screen half fades in</text:p>
            </text:list-item>
            <text:list-item>
              <text:p text:style-name="P80">game over panel window appears centre screen over everything</text:p>
            </text:list-item>
            <text:list-item>
              <text:p text:style-name="P80">game over screen elements</text:p>
              <text:list>
                <text:list-item>
                  <text:p text:style-name="P80">Game over text</text:p>
                </text:list-item>
                <text:list-item>
                  <text:p text:style-name="P80">new game button</text:p>
                </text:list-item>
                <text:list-item>
                  <text:p text:style-name="P80">main menu button</text:p>
                </text:list-item>
                <text:list-item>
                  <text:p text:style-name="P80">Player Score</text:p>
                  <text:list>
                    <text:list-item>
                      <text:p text:style-name="P80">different elements that contribute to score e.g.</text:p>
                      <text:list>
                        <text:list-item>
                          <text:p text:style-name="P80">Basic enemies killed</text:p>
                        </text:list-item>
                        <text:list-item>
                          <text:p text:style-name="P80">waves survived</text:p>
                        </text:list-item>
                        <text:list-item>
                          <text:p text:style-name="P80">elites killed</text:p>
                        </text:list-item>
                        <text:list-item>
                          <text:p text:style-name="P80">items collected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">Game Start Event Clean up + Details</text:p>
      <text:list xml:id="list23251116912567304" text:style-name="L97">
        <text:list-item>
          <text:p text:style-name="P81">Scene loading / generation</text:p>
        </text:list-item>
      </text:list>
      <text:list xml:id="list3382437167860100349" text:style-name="L98">
        <text:list-item>
          <text:p text:style-name="P82"><text:soft-page-break/>Fix scene load visual order / timing</text:p>
        </text:list-item>
        <text:list-item>
          <text:p text:style-name="P82">Implement load scene async system</text:p>
        </text:list-item>
        <text:list-item>
          <text:p text:style-name="P82">Implement loading bar / progress bar</text:p>
        </text:list-item>
      </text:list>
      <text:list xml:id="list5677231067454194382" text:style-name="L99">
        <text:list-item>
          <text:p text:style-name="P83">Implement + design details on game start properties</text:p>
          <text:list>
            <text:list-item>
              <text:p text:style-name="P83">how many resources does player start with?</text:p>
            </text:list-item>
            <text:list-item>
              <text:p text:style-name="P83">How many defenders?</text:p>
            </text:list-item>
            <text:list-item>
              <text:p text:style-name="P83">Which defenders?</text:p>
            </text:list-item>
            <text:list-item>
              <text:p text:style-name="P83">What positions do the defenders start in?</text:p>
            </text:list-item>
            <text:list-item>
              <text:p text:style-name="P83">Should spaceship area have some sandbags/cover around it</text:p>
            </text:list-item>
          </text:list>
        </text:list-item>
      </text:list>
      <text:p text:style-name="P1">Income System</text:p>
      <text:list xml:id="list8346109350049358857" text:style-name="L100">
        <text:list-item>
          <text:p text:style-name="P84">Design + implement details on income</text:p>
          <text:list>
            <text:list-item>
              <text:p text:style-name="P84">Implement on turn start gain gold (or other resources)</text:p>
            </text:list-item>
          </text:list>
        </text:list-item>
      </text:list>
      <text:p text:style-name="P1"/>
      <text:p text:style-name="P1">Incoming Events system / panel wheel thing</text:p>
      <text:p text:style-name="P1">New enemies, defenders and abilities</text:p>
      <text:p text:style-name="P1">Abilities</text:p>
      <text:list xml:id="list1983104000516574" text:style-name="L101">
        <text:list-item>
          <text:p text:style-name="P85">Implement 'overwatch' ability</text:p>
        </text:list-item>
      </text:list>
      <text:p text:style-name="P1">Defenders</text:p>
      <text:list xml:id="list616881441305732970" text:style-name="L102">
        <text:list-item>
          <text:p text:style-name="P86">Design + Implement Ranger</text:p>
          <text:list>
            <text:list-item>
              <text:p text:style-name="P86">Ranger abilities / passive traits designed + implemented</text:p>
            </text:list-item>
            <text:list-item>
              <text:p text:style-name="P86">ranger Weapons designed + implemented</text:p>
            </text:list-item>
            <text:list-item>
              <text:p text:style-name="P86">ranger properties / stats designed and tested</text:p>
            </text:list-item>
            <text:list-item>
              <text:p text:style-name="P86">Ranger button added to panel</text:p>
            </text:list-item>
          </text:list>
        </text:list-item>
        <text:list-item>
          <text:p text:style-name="P86">Design + Implement Engineer</text:p>
        </text:list-item>
        <text:list-item>
          <text:p text:style-name="P86">Design + Implement Marksman</text:p>
        </text:list-item>
        <text:list-item>
          <text:p text:style-name="P86">Design + Implement Radioman</text:p>
        </text:list-item>
        <text:list-item>
          <text:p text:style-name="P86">Design + Implement Gatting Gunner</text:p>
        </text:list-item>
        <text:list-item>
          <text:p text:style-name="P86">Maybe can combine engineer and radioman into a single role OR</text:p>
        </text:list-item>
        <text:list-item>
          <text:p text:style-name="P86"><text:soft-page-break/>Radio man should have good support abilities/passives (increase ally defense, mark targets, etc)</text:p>
        </text:list-item>
        <text:list-item>
          <text:p text:style-name="P86">Extra potential classes</text:p>
          <text:list>
            <text:list-item>
              <text:p text:style-name="P86">Medic</text:p>
            </text:list-item>
            <text:list-item>
              <text:p text:style-name="P86">Scout</text:p>
            </text:list-item>
            <text:list-item>
              <text:p text:style-name="P86">Sergeant</text:p>
            </text:list-item>
            <text:list-item>
              <text:p text:style-name="P86">Demolition Expert</text:p>
            </text:list-item>
            <text:list-item>
              <text:p text:style-name="P86">Mortar man</text:p>
            </text:list-item>
          </text:list>
        </text:list-item>
      </text:list>
      <text:p text:style-name="P1"/>
      <text:p text:style-name="P1"/>
      <text:p text:style-name="P1">Camera othro size notes</text:p>
      <text:p text:style-name="P1">Othro Size 4 = 14 tiles wide</text:p>
      <text:p text:style-name="P1">ortho size 2 = 7 tiles</text:p>
      <text:p text:style-name="P1">orth size 6 <text:s/>= 21</text:p>
      <text:p text:style-name="P1"/>
      <text:p text:style-name="P1">every 1 othro size increase reveals 3.5 tiles wide</text:p>
      <text:p text:style-name="P1">every 1 othro size increase reveals 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charset="x-symbol"/>
    <style:font-face style:name="OpenSymbol" svg:font-family="OpenSymbol"/>
    <style:font-face style:name="Arial2" svg:font-family="Arial" style:font-family-generic="swiss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AU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RTF_5f_Num_20_2_20_1" style:display-name="RTF_Num 2 1" style:family="text">
      <style:text-properties style:font-name="Symbol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RTF_5f_Num_20_2" style:display-name="RTF_Num 2" text:consecutive-numbering="true">
      <text:list-level-style-number text:level="1" text:style-name="RTF_5f_Num_20_2_20_1" style:num-prefix="·" style:num-format="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Black Will</meta:initial-creator>
    <meta:creation-date>2019-05-25T10:29:33.02</meta:creation-date>
    <dc:date>2019-10-08T00:54:15.03</dc:date>
    <dc:creator>will black</dc:creator>
    <meta:editing-duration>P13DT16H8M22S</meta:editing-duration>
    <meta:editing-cycles>475</meta:editing-cycles>
    <meta:generator>OpenOffice/4.1.6$Win32 OpenOffice.org_project/416m1$Build-9790</meta:generator>
    <meta:document-statistic meta:table-count="0" meta:image-count="0" meta:object-count="0" meta:page-count="26" meta:paragraph-count="672" meta:word-count="4864" meta:character-count="28128"/>
  </office:meta>
</office:document-meta>
</file>